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7cm" style:rel-column-width="655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J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7cm" style:rel-column-width="655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J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.7cm" style:rel-column-width="6553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J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.7cm" style:rel-column-width="6553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J1" style:family="table-cell">
      <style:table-cell-properties fo:padding="0.097cm" fo:border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.7cm" style:rel-column-width="6553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J1" style:family="table-cell">
      <style:table-cell-properties fo:padding="0.097cm" fo:border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.7cm" style:rel-column-width="6553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J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.7cm" style:rel-column-width="6553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J1" style:family="table-cell">
      <style:table-cell-properties fo:padding="0.097cm" fo:border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.7cm" style:rel-column-width="6553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J1" style:family="table-cell">
      <style:table-cell-properties fo:padding="0.097cm" fo:border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.7cm" style:rel-column-width="6553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J1" style:family="table-cell">
      <style:table-cell-properties fo:padding="0.097cm" fo:border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.7cm" style:rel-column-width="6553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J1" style:family="table-cell">
      <style:table-cell-properties fo:padding="0.097cm" fo:border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.7cm" style:rel-column-width="6553*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J1" style:family="table-cell">
      <style:table-cell-properties fo:padding="0.097cm" fo:border="0.0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.7cm" style:rel-column-width="6553*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J1" style:family="table-cell">
      <style:table-cell-properties fo:padding="0.097cm" fo:border="0.0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.7cm" style:rel-column-width="6553*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J1" style:family="table-cell">
      <style:table-cell-properties fo:padding="0.097cm" fo:border="0.05pt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.699cm" style:rel-column-width="963*"/>
    </style:style>
    <style:style style:name="Tabela15.B" style:family="table-column">
      <style:table-column-properties style:column-width="1.7cm" style:rel-column-width="964*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J1" style:family="table-cell">
      <style:table-cell-properties fo:padding="0.097cm" fo:border="0.05pt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.7cm" style:rel-column-width="6553*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J1" style:family="table-cell">
      <style:table-cell-properties fo:padding="0.097cm" fo:border="0.05pt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.7cm" style:rel-column-width="6553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J1" style:family="table-cell">
      <style:table-cell-properties fo:padding="0.097cm" fo:border="0.05pt solid #000000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.7cm" style:rel-column-width="6553*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J1" style:family="table-cell">
      <style:table-cell-properties fo:padding="0.097cm" fo:border="0.05pt solid #000000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.7cm" style:rel-column-width="6553*"/>
    </style:style>
    <style:style style:name="Tabe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9.J1" style:family="table-cell">
      <style:table-cell-properties fo:padding="0.097cm" fo:border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.7cm" style:rel-column-width="6553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J1" style:family="table-cell">
      <style:table-cell-properties fo:padding="0.097cm" fo:border="0.05pt solid #000000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.7cm" style:rel-column-width="6553*"/>
    </style:style>
    <style:style style:name="Tabe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0.J1" style:family="table-cell">
      <style:table-cell-properties fo:padding="0.097cm" fo:border="0.05pt solid #000000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.7cm" style:rel-column-width="6553*"/>
    </style:style>
    <style:style style:name="Tabe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1.J1" style:family="table-cell">
      <style:table-cell-properties fo:padding="0.097cm" fo:border="0.05pt solid #000000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.7cm" style:rel-column-width="6553*"/>
    </style:style>
    <style:style style:name="Tabe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2.J1" style:family="table-cell">
      <style:table-cell-properties fo:padding="0.097cm" fo:border="0.05pt solid #000000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.7cm" style:rel-column-width="6553*"/>
    </style:style>
    <style:style style:name="Tabe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3.J1" style:family="table-cell">
      <style:table-cell-properties fo:padding="0.097cm" fo:border="0.05pt solid #000000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.7cm" style:rel-column-width="6553*"/>
    </style:style>
    <style:style style:name="Tabe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5.J1" style:family="table-cell">
      <style:table-cell-properties fo:padding="0.097cm" fo:border="0.05pt solid #000000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.7cm" style:rel-column-width="6553*"/>
    </style:style>
    <style:style style:name="Tabe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J1" style:family="table-cell">
      <style:table-cell-properties fo:padding="0.097cm" fo:border="0.05pt solid #000000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.7cm" style:rel-column-width="6553*"/>
    </style:style>
    <style:style style:name="Tabe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7.J1" style:family="table-cell">
      <style:table-cell-properties fo:padding="0.097cm" fo:border="0.05pt solid #000000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.7cm" style:rel-column-width="6553*"/>
    </style:style>
    <style:style style:name="Tabe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J1" style:family="table-cell">
      <style:table-cell-properties fo:padding="0.097cm" fo:border="0.05pt solid #000000"/>
    </style:style>
    <style:style style:name="Tabela24" style:family="table">
      <style:table-properties style:width="17.013cm" fo:margin-left="0cm" table:align="left"/>
    </style:style>
    <style:style style:name="Tabela24.A" style:family="table-column">
      <style:table-column-properties style:column-width="1.699cm"/>
    </style:style>
    <style:style style:name="Tabela24.B" style:family="table-column">
      <style:table-column-properties style:column-width="1.7cm"/>
    </style:style>
    <style:style style:name="Tabela24.J" style:family="table-column">
      <style:table-column-properties style:column-width="1.713cm"/>
    </style:style>
    <style:style style:name="Tabe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4.J1" style:family="table-cell">
      <style:table-cell-properties fo:padding="0.097cm" fo:border="0.05pt solid #000000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.7cm" style:rel-column-width="6553*"/>
    </style:style>
    <style:style style:name="Tabe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9.J1" style:family="table-cell">
      <style:table-cell-properties fo:padding="0.097cm" fo:border="0.05pt solid #000000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.7cm" style:rel-column-width="6553*"/>
    </style:style>
    <style:style style:name="Tabe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0.J1" style:family="table-cell">
      <style:table-cell-properties fo:padding="0.097cm" fo:border="0.05pt solid #000000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.7cm" style:rel-column-width="6553*"/>
    </style:style>
    <style:style style:name="Tabe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J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c3f39" officeooo:paragraph-rsid="001c3f39"/>
    </style:style>
    <style:style style:name="P2" style:family="paragraph" style:parent-style-name="Standard">
      <style:paragraph-properties fo:text-align="center" style:justify-single-word="false"/>
      <style:text-properties officeooo:rsid="001c3f39" officeooo:paragraph-rsid="003e109d"/>
    </style:style>
    <style:style style:name="P3" style:family="paragraph" style:parent-style-name="Standard">
      <style:paragraph-properties fo:text-align="center" style:justify-single-word="false"/>
      <style:text-properties officeooo:rsid="001c3f39" officeooo:paragraph-rsid="00471726"/>
    </style:style>
    <style:style style:name="P4" style:family="paragraph" style:parent-style-name="Standard">
      <style:paragraph-properties fo:text-align="center" style:justify-single-word="false"/>
      <style:text-properties officeooo:rsid="001c3f39" officeooo:paragraph-rsid="004b7e2f"/>
    </style:style>
    <style:style style:name="P5" style:family="paragraph" style:parent-style-name="Standard">
      <style:paragraph-properties fo:text-align="center" style:justify-single-word="false"/>
      <style:text-properties officeooo:rsid="001c3f39" officeooo:paragraph-rsid="007a99e2"/>
    </style:style>
    <style:style style:name="P6" style:family="paragraph" style:parent-style-name="Standard">
      <style:paragraph-properties fo:text-align="center" style:justify-single-word="false"/>
      <style:text-properties officeooo:rsid="001c3f39" officeooo:paragraph-rsid="00a27fe0"/>
    </style:style>
    <style:style style:name="P7" style:family="paragraph" style:parent-style-name="Standard">
      <style:paragraph-properties fo:text-align="start" style:justify-single-word="false"/>
      <style:text-properties officeooo:rsid="001c3f39" officeooo:paragraph-rsid="004b7e2f"/>
    </style:style>
    <style:style style:name="P8" style:family="paragraph" style:parent-style-name="Standard">
      <style:paragraph-properties fo:text-align="start" style:justify-single-word="false"/>
      <style:text-properties officeooo:rsid="001c3f39" officeooo:paragraph-rsid="007a99e2"/>
    </style:style>
    <style:style style:name="P9" style:family="paragraph" style:parent-style-name="Standard">
      <style:paragraph-properties fo:text-align="start" style:justify-single-word="false"/>
      <style:text-properties officeooo:rsid="001c3f39" officeooo:paragraph-rsid="00a27fe0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1c3f39" officeooo:paragraph-rsid="001c3f3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20a1b4" officeooo:paragraph-rsid="00a27fe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20a1b4" officeooo:paragraph-rsid="00c9bbf7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20a1b4" officeooo:paragraph-rsid="00ccffd0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20a1b4" officeooo:paragraph-rsid="00d07006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officeooo:paragraph-rsid="0079c10e"/>
    </style:style>
    <style:style style:name="P16" style:family="paragraph" style:parent-style-name="Standard">
      <style:paragraph-properties fo:text-align="start" style:justify-single-word="false"/>
      <style:text-properties fo:font-size="14pt" officeooo:paragraph-rsid="006b2dad"/>
    </style:style>
    <style:style style:name="P17" style:family="paragraph" style:parent-style-name="Standard">
      <style:paragraph-properties fo:text-align="start" style:justify-single-word="false"/>
      <style:text-properties fo:font-size="14pt" officeooo:paragraph-rsid="009e866f"/>
    </style:style>
    <style:style style:name="P18" style:family="paragraph" style:parent-style-name="Standard">
      <style:paragraph-properties fo:text-align="start" style:justify-single-word="false"/>
      <style:text-properties fo:font-size="14pt" officeooo:paragraph-rsid="00c9b342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6b2dad" officeooo:paragraph-rsid="009e866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6b2dad" officeooo:paragraph-rsid="00c9b34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6b2dad" officeooo:paragraph-rsid="00c9bbf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6b2dad" officeooo:paragraph-rsid="00ccffd0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6b2dad" officeooo:paragraph-rsid="00d07006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rsid="001dce24" officeooo:paragraph-rsid="001dce24"/>
    </style:style>
    <style:style style:name="P25" style:family="paragraph" style:parent-style-name="Standard">
      <style:paragraph-properties fo:text-align="start" style:justify-single-word="false"/>
      <style:text-properties fo:font-weight="bold" officeooo:rsid="001f6de4" officeooo:paragraph-rsid="001f6de4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20a1b4" officeooo:paragraph-rsid="0063d33b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20a1b4" officeooo:paragraph-rsid="0066d0bf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20a1b4" officeooo:paragraph-rsid="006897d4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20a1b4" officeooo:paragraph-rsid="007a99e2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20a1b4" officeooo:paragraph-rsid="00861e1b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rsid="0020a1b4" officeooo:paragraph-rsid="00a27fe0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20a1b4" officeooo:paragraph-rsid="00315b0e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20a1b4" officeooo:paragraph-rsid="003e8303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20a1b4" officeooo:paragraph-rsid="004861e0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20a1b4" officeooo:paragraph-rsid="004b7e2f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20a1b4" officeooo:paragraph-rsid="005b732f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20a1b4" officeooo:paragraph-rsid="005cebf9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20a1b4" officeooo:paragraph-rsid="0063d33b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20a1b4" officeooo:paragraph-rsid="00647c8d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20a1b4" officeooo:paragraph-rsid="0066d0bf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20a1b4" officeooo:paragraph-rsid="006897d4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20a1b4" officeooo:paragraph-rsid="007a99e2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normal" officeooo:rsid="0020a1b4" officeooo:paragraph-rsid="0083bfae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20a1b4" officeooo:paragraph-rsid="00861e1b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20a1b4" officeooo:paragraph-rsid="00a27fe0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20a1b4" officeooo:paragraph-rsid="00c9bbf7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20a1b4" officeooo:paragraph-rsid="00ccffd0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20a1b4" officeooo:paragraph-rsid="00d07006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rsid="001dce24" officeooo:paragraph-rsid="003e109d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1dce24" officeooo:paragraph-rsid="00471726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weight="normal" officeooo:rsid="001dce24" officeooo:paragraph-rsid="004b7e2f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weight="normal" officeooo:rsid="001dce24" officeooo:paragraph-rsid="005087a4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1dce24" officeooo:paragraph-rsid="007a99e2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1dce24" officeooo:paragraph-rsid="00a27fe0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6b2dad" officeooo:paragraph-rsid="006b2dad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6b2dad" officeooo:paragraph-rsid="009e866f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normal" officeooo:rsid="006b2dad" officeooo:paragraph-rsid="00c9b342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weight="normal" officeooo:rsid="0079c10e" officeooo:paragraph-rsid="0079c10e" style:font-weight-asian="normal" style:font-weight-complex="normal"/>
    </style:style>
    <style:style style:name="P59" style:family="paragraph" style:parent-style-name="Standard">
      <style:text-properties officeooo:paragraph-rsid="005b732f"/>
    </style:style>
    <style:style style:name="P60" style:family="paragraph" style:parent-style-name="Standard">
      <style:text-properties officeooo:paragraph-rsid="00626c81"/>
    </style:style>
    <style:style style:name="P61" style:family="paragraph" style:parent-style-name="Standard">
      <style:text-properties officeooo:paragraph-rsid="0063d33b"/>
    </style:style>
    <style:style style:name="P62" style:family="paragraph" style:parent-style-name="Standard">
      <style:text-properties officeooo:paragraph-rsid="007a99e2"/>
    </style:style>
    <style:style style:name="P63" style:family="paragraph" style:parent-style-name="Standard">
      <style:text-properties officeooo:paragraph-rsid="00a27fe0"/>
    </style:style>
    <style:style style:name="P64" style:family="paragraph" style:parent-style-name="Table_20_Contents">
      <style:paragraph-properties fo:text-align="center" style:justify-single-word="false"/>
      <style:text-properties officeooo:rsid="001e7d6a" officeooo:paragraph-rsid="001e7d6a"/>
    </style:style>
    <style:style style:name="P65" style:family="paragraph" style:parent-style-name="Table_20_Contents">
      <style:paragraph-properties fo:text-align="center" style:justify-single-word="false"/>
      <style:text-properties officeooo:rsid="001e7d6a" officeooo:paragraph-rsid="003e109d"/>
    </style:style>
    <style:style style:name="P66" style:family="paragraph" style:parent-style-name="Table_20_Contents">
      <style:paragraph-properties fo:text-align="center" style:justify-single-word="false"/>
      <style:text-properties officeooo:rsid="001e7d6a" officeooo:paragraph-rsid="00471726"/>
    </style:style>
    <style:style style:name="P67" style:family="paragraph" style:parent-style-name="Table_20_Contents">
      <style:paragraph-properties fo:text-align="center" style:justify-single-word="false"/>
      <style:text-properties officeooo:rsid="001e7d6a" officeooo:paragraph-rsid="004b7e2f"/>
    </style:style>
    <style:style style:name="P68" style:family="paragraph" style:parent-style-name="Table_20_Contents">
      <style:paragraph-properties fo:text-align="center" style:justify-single-word="false"/>
      <style:text-properties officeooo:rsid="001e7d6a" officeooo:paragraph-rsid="005087a4"/>
    </style:style>
    <style:style style:name="P69" style:family="paragraph" style:parent-style-name="Table_20_Contents">
      <style:paragraph-properties fo:text-align="center" style:justify-single-word="false"/>
      <style:text-properties officeooo:rsid="001e7d6a" officeooo:paragraph-rsid="005b732f"/>
    </style:style>
    <style:style style:name="P70" style:family="paragraph" style:parent-style-name="Table_20_Contents">
      <style:paragraph-properties fo:text-align="center" style:justify-single-word="false"/>
      <style:text-properties officeooo:rsid="001e7d6a" officeooo:paragraph-rsid="00626c81"/>
    </style:style>
    <style:style style:name="P71" style:family="paragraph" style:parent-style-name="Table_20_Contents">
      <style:paragraph-properties fo:text-align="center" style:justify-single-word="false"/>
      <style:text-properties officeooo:rsid="001e7d6a" officeooo:paragraph-rsid="0063d33b"/>
    </style:style>
    <style:style style:name="P72" style:family="paragraph" style:parent-style-name="Table_20_Contents">
      <style:paragraph-properties fo:text-align="center" style:justify-single-word="false"/>
      <style:text-properties officeooo:rsid="001e7d6a" officeooo:paragraph-rsid="0066d0bf"/>
    </style:style>
    <style:style style:name="P73" style:family="paragraph" style:parent-style-name="Table_20_Contents">
      <style:paragraph-properties fo:text-align="center" style:justify-single-word="false"/>
      <style:text-properties officeooo:rsid="003e109d" officeooo:paragraph-rsid="003e109d"/>
    </style:style>
    <style:style style:name="P74" style:family="paragraph" style:parent-style-name="Table_20_Contents">
      <style:paragraph-properties fo:text-align="center" style:justify-single-word="false"/>
      <style:text-properties officeooo:rsid="003e109d" officeooo:paragraph-rsid="00471726"/>
    </style:style>
    <style:style style:name="P75" style:family="paragraph" style:parent-style-name="Table_20_Contents">
      <style:paragraph-properties fo:text-align="center" style:justify-single-word="false"/>
      <style:text-properties officeooo:rsid="003e109d" officeooo:paragraph-rsid="004b7e2f"/>
    </style:style>
    <style:style style:name="P76" style:family="paragraph" style:parent-style-name="Table_20_Contents">
      <style:paragraph-properties fo:text-align="center" style:justify-single-word="false"/>
      <style:text-properties officeooo:rsid="003e109d" officeooo:paragraph-rsid="005087a4"/>
    </style:style>
    <style:style style:name="P77" style:family="paragraph" style:parent-style-name="Table_20_Contents">
      <style:paragraph-properties fo:text-align="center" style:justify-single-word="false"/>
      <style:text-properties officeooo:rsid="003e109d" officeooo:paragraph-rsid="005b732f"/>
    </style:style>
    <style:style style:name="P78" style:family="paragraph" style:parent-style-name="Table_20_Contents">
      <style:paragraph-properties fo:text-align="center" style:justify-single-word="false"/>
      <style:text-properties officeooo:rsid="003e109d" officeooo:paragraph-rsid="00626c81"/>
    </style:style>
    <style:style style:name="P79" style:family="paragraph" style:parent-style-name="Table_20_Contents">
      <style:paragraph-properties fo:text-align="center" style:justify-single-word="false"/>
      <style:text-properties officeooo:rsid="003e109d" officeooo:paragraph-rsid="0063d33b"/>
    </style:style>
    <style:style style:name="P80" style:family="paragraph" style:parent-style-name="Table_20_Contents">
      <style:paragraph-properties fo:text-align="center" style:justify-single-word="false"/>
      <style:text-properties officeooo:rsid="003e109d" officeooo:paragraph-rsid="0066d0bf"/>
    </style:style>
    <style:style style:name="P81" style:family="paragraph" style:parent-style-name="Table_20_Contents">
      <style:paragraph-properties fo:text-align="center" style:justify-single-word="false"/>
      <style:text-properties officeooo:rsid="003e109d" officeooo:paragraph-rsid="006897d4"/>
    </style:style>
    <style:style style:name="P82" style:family="paragraph" style:parent-style-name="Table_20_Contents">
      <style:paragraph-properties fo:text-align="center" style:justify-single-word="false"/>
      <style:text-properties officeooo:rsid="003e109d" officeooo:paragraph-rsid="00861e1b"/>
    </style:style>
    <style:style style:name="P83" style:family="paragraph" style:parent-style-name="Table_20_Contents">
      <style:paragraph-properties fo:text-align="center" style:justify-single-word="false"/>
      <style:text-properties officeooo:rsid="003e109d" officeooo:paragraph-rsid="00a27fe0"/>
    </style:style>
    <style:style style:name="P84" style:family="paragraph" style:parent-style-name="Table_20_Contents">
      <style:paragraph-properties fo:text-align="center" style:justify-single-word="false"/>
      <style:text-properties officeooo:rsid="005706e7" officeooo:paragraph-rsid="005706e7"/>
    </style:style>
    <style:style style:name="P85" style:family="paragraph" style:parent-style-name="Table_20_Contents">
      <style:paragraph-properties fo:text-align="center" style:justify-single-word="false"/>
      <style:text-properties officeooo:rsid="00578788" officeooo:paragraph-rsid="00578788"/>
    </style:style>
    <style:style style:name="P86" style:family="paragraph" style:parent-style-name="Table_20_Contents">
      <style:paragraph-properties fo:text-align="center" style:justify-single-word="false"/>
      <style:text-properties officeooo:rsid="00578788" officeooo:paragraph-rsid="005b732f"/>
    </style:style>
    <style:style style:name="P87" style:family="paragraph" style:parent-style-name="Table_20_Contents">
      <style:paragraph-properties fo:text-align="center" style:justify-single-word="false"/>
      <style:text-properties officeooo:rsid="00578788" officeooo:paragraph-rsid="00626c81"/>
    </style:style>
    <style:style style:name="P88" style:family="paragraph" style:parent-style-name="Table_20_Contents">
      <style:paragraph-properties fo:text-align="center" style:justify-single-word="false"/>
      <style:text-properties officeooo:rsid="00578788" officeooo:paragraph-rsid="0063d33b"/>
    </style:style>
    <style:style style:name="P89" style:family="paragraph" style:parent-style-name="Table_20_Contents">
      <style:paragraph-properties fo:text-align="center" style:justify-single-word="false"/>
      <style:text-properties officeooo:rsid="00578788" officeooo:paragraph-rsid="0066d0bf"/>
    </style:style>
    <style:style style:name="P90" style:family="paragraph" style:parent-style-name="Table_20_Contents">
      <style:paragraph-properties fo:text-align="center" style:justify-single-word="false"/>
      <style:text-properties officeooo:rsid="00578788" officeooo:paragraph-rsid="006897d4"/>
    </style:style>
    <style:style style:name="P91" style:family="paragraph" style:parent-style-name="Table_20_Contents">
      <style:paragraph-properties fo:text-align="center" style:justify-single-word="false"/>
      <style:text-properties officeooo:rsid="00578788" officeooo:paragraph-rsid="00861e1b"/>
    </style:style>
    <style:style style:name="P92" style:family="paragraph" style:parent-style-name="Table_20_Contents">
      <style:paragraph-properties fo:text-align="center" style:justify-single-word="false"/>
      <style:text-properties officeooo:rsid="00578788" officeooo:paragraph-rsid="00a27fe0"/>
    </style:style>
    <style:style style:name="P93" style:family="paragraph" style:parent-style-name="Table_20_Contents">
      <style:paragraph-properties fo:text-align="center" style:justify-single-word="false"/>
      <style:text-properties officeooo:rsid="005b732f" officeooo:paragraph-rsid="005b732f"/>
    </style:style>
    <style:style style:name="P94" style:family="paragraph" style:parent-style-name="Table_20_Contents">
      <style:paragraph-properties fo:text-align="center" style:justify-single-word="false"/>
      <style:text-properties officeooo:rsid="005b732f" officeooo:paragraph-rsid="00626c81"/>
    </style:style>
    <style:style style:name="P95" style:family="paragraph" style:parent-style-name="Table_20_Contents">
      <style:paragraph-properties fo:text-align="center" style:justify-single-word="false"/>
      <style:text-properties officeooo:rsid="005b732f" officeooo:paragraph-rsid="0063d33b"/>
    </style:style>
    <style:style style:name="P96" style:family="paragraph" style:parent-style-name="Table_20_Contents">
      <style:paragraph-properties fo:text-align="center" style:justify-single-word="false"/>
      <style:text-properties officeooo:rsid="005b732f" officeooo:paragraph-rsid="0066d0bf"/>
    </style:style>
    <style:style style:name="P97" style:family="paragraph" style:parent-style-name="Table_20_Contents">
      <style:paragraph-properties fo:text-align="center" style:justify-single-word="false"/>
      <style:text-properties officeooo:rsid="005b732f" officeooo:paragraph-rsid="006897d4"/>
    </style:style>
    <style:style style:name="P98" style:family="paragraph" style:parent-style-name="Table_20_Contents">
      <style:paragraph-properties fo:text-align="center" style:justify-single-word="false"/>
      <style:text-properties officeooo:rsid="005b732f" officeooo:paragraph-rsid="00861e1b"/>
    </style:style>
    <style:style style:name="P99" style:family="paragraph" style:parent-style-name="Table_20_Contents">
      <style:paragraph-properties fo:text-align="center" style:justify-single-word="false"/>
      <style:text-properties officeooo:rsid="0063d33b" officeooo:paragraph-rsid="0063d33b"/>
    </style:style>
    <style:style style:name="P100" style:family="paragraph" style:parent-style-name="Table_20_Contents">
      <style:paragraph-properties fo:text-align="center" style:justify-single-word="false"/>
      <style:text-properties officeooo:rsid="0063d33b" officeooo:paragraph-rsid="0066d0bf"/>
    </style:style>
    <style:style style:name="P101" style:family="paragraph" style:parent-style-name="Table_20_Contents">
      <style:paragraph-properties fo:text-align="center" style:justify-single-word="false"/>
      <style:text-properties officeooo:rsid="0063d33b" officeooo:paragraph-rsid="006897d4"/>
    </style:style>
    <style:style style:name="P102" style:family="paragraph" style:parent-style-name="Table_20_Contents">
      <style:paragraph-properties fo:text-align="center" style:justify-single-word="false"/>
      <style:text-properties officeooo:rsid="0063d33b" officeooo:paragraph-rsid="00861e1b"/>
    </style:style>
    <style:style style:name="P103" style:family="paragraph" style:parent-style-name="Table_20_Contents">
      <style:paragraph-properties fo:text-align="center" style:justify-single-word="false"/>
      <style:text-properties officeooo:rsid="0066d0bf" officeooo:paragraph-rsid="0066d0bf"/>
    </style:style>
    <style:style style:name="P104" style:family="paragraph" style:parent-style-name="Table_20_Contents">
      <style:paragraph-properties fo:text-align="center" style:justify-single-word="false"/>
      <style:text-properties officeooo:rsid="0066d0bf" officeooo:paragraph-rsid="006897d4"/>
    </style:style>
    <style:style style:name="P105" style:family="paragraph" style:parent-style-name="Table_20_Contents">
      <style:paragraph-properties fo:text-align="center" style:justify-single-word="false"/>
      <style:text-properties officeooo:rsid="0066d0bf" officeooo:paragraph-rsid="00861e1b"/>
    </style:style>
    <style:style style:name="P106" style:family="paragraph" style:parent-style-name="Table_20_Contents">
      <style:paragraph-properties fo:text-align="center" style:justify-single-word="false"/>
      <style:text-properties officeooo:rsid="0066d0bf" officeooo:paragraph-rsid="00a27fe0"/>
    </style:style>
    <style:style style:name="P107" style:family="paragraph" style:parent-style-name="Table_20_Contents">
      <style:paragraph-properties fo:text-align="center" style:justify-single-word="false"/>
      <style:text-properties officeooo:rsid="006897d4" officeooo:paragraph-rsid="006897d4"/>
    </style:style>
    <style:style style:name="P108" style:family="paragraph" style:parent-style-name="Table_20_Contents">
      <style:paragraph-properties fo:text-align="center" style:justify-single-word="false"/>
      <style:text-properties officeooo:rsid="006897d4" officeooo:paragraph-rsid="00861e1b"/>
    </style:style>
    <style:style style:name="P109" style:family="paragraph" style:parent-style-name="Table_20_Contents">
      <style:paragraph-properties fo:text-align="center" style:justify-single-word="false"/>
      <style:text-properties officeooo:rsid="006897d4" officeooo:paragraph-rsid="00a27fe0"/>
    </style:style>
    <style:style style:name="P110" style:family="paragraph" style:parent-style-name="Table_20_Contents">
      <style:paragraph-properties fo:text-align="center" style:justify-single-word="false"/>
      <style:text-properties officeooo:rsid="006897d4" officeooo:paragraph-rsid="00c9bbf7"/>
    </style:style>
    <style:style style:name="P111" style:family="paragraph" style:parent-style-name="Table_20_Contents">
      <style:paragraph-properties fo:text-align="center" style:justify-single-word="false"/>
      <style:text-properties officeooo:rsid="006897d4" officeooo:paragraph-rsid="00ccffd0"/>
    </style:style>
    <style:style style:name="P112" style:family="paragraph" style:parent-style-name="Table_20_Contents">
      <style:paragraph-properties fo:text-align="center" style:justify-single-word="false"/>
      <style:text-properties officeooo:rsid="006897d4" officeooo:paragraph-rsid="00d07006"/>
    </style:style>
    <style:style style:name="P113" style:family="paragraph" style:parent-style-name="Table_20_Contents">
      <style:paragraph-properties fo:text-align="center" style:justify-single-word="false"/>
      <style:text-properties officeooo:rsid="008c440d" officeooo:paragraph-rsid="008c440d"/>
    </style:style>
    <style:style style:name="P114" style:family="paragraph" style:parent-style-name="Table_20_Contents">
      <style:paragraph-properties fo:text-align="center" style:justify-single-word="false"/>
      <style:text-properties officeooo:rsid="008c440d" officeooo:paragraph-rsid="00a27fe0"/>
    </style:style>
    <style:style style:name="P115" style:family="paragraph" style:parent-style-name="Table_20_Contents">
      <style:paragraph-properties fo:text-align="center" style:justify-single-word="false"/>
      <style:text-properties officeooo:rsid="008c440d" officeooo:paragraph-rsid="00c9bbf7"/>
    </style:style>
    <style:style style:name="P116" style:family="paragraph" style:parent-style-name="Table_20_Contents">
      <style:paragraph-properties fo:text-align="center" style:justify-single-word="false"/>
      <style:text-properties officeooo:rsid="008c440d" officeooo:paragraph-rsid="00ccffd0"/>
    </style:style>
    <style:style style:name="P117" style:family="paragraph" style:parent-style-name="Table_20_Contents">
      <style:paragraph-properties fo:text-align="center" style:justify-single-word="false"/>
      <style:text-properties officeooo:rsid="0095eed1" officeooo:paragraph-rsid="0095eed1"/>
    </style:style>
    <style:style style:name="P118" style:family="paragraph" style:parent-style-name="Table_20_Contents">
      <style:paragraph-properties fo:text-align="center" style:justify-single-word="false"/>
      <style:text-properties officeooo:rsid="0095eed1" officeooo:paragraph-rsid="00a27fe0"/>
    </style:style>
    <style:style style:name="P119" style:family="paragraph" style:parent-style-name="Table_20_Contents">
      <style:paragraph-properties fo:text-align="center" style:justify-single-word="false"/>
      <style:text-properties officeooo:rsid="0096dd8a" officeooo:paragraph-rsid="0096dd8a"/>
    </style:style>
    <style:style style:name="P120" style:family="paragraph" style:parent-style-name="Table_20_Contents">
      <style:paragraph-properties fo:text-align="center" style:justify-single-word="false"/>
      <style:text-properties officeooo:rsid="0096dd8a" officeooo:paragraph-rsid="00a27fe0"/>
    </style:style>
    <style:style style:name="P121" style:family="paragraph" style:parent-style-name="Table_20_Contents">
      <style:paragraph-properties fo:text-align="center" style:justify-single-word="false"/>
      <style:text-properties officeooo:rsid="0099acb4" officeooo:paragraph-rsid="0099acb4"/>
    </style:style>
    <style:style style:name="P122" style:family="paragraph" style:parent-style-name="Table_20_Contents">
      <style:paragraph-properties fo:text-align="center" style:justify-single-word="false"/>
      <style:text-properties officeooo:rsid="0099acb4" officeooo:paragraph-rsid="00a27fe0"/>
    </style:style>
    <style:style style:name="P123" style:family="paragraph" style:parent-style-name="Table_20_Contents">
      <style:paragraph-properties fo:text-align="center" style:justify-single-word="false"/>
      <style:text-properties officeooo:rsid="009a1d48" officeooo:paragraph-rsid="009a1d48"/>
    </style:style>
    <style:style style:name="P124" style:family="paragraph" style:parent-style-name="Table_20_Contents">
      <style:paragraph-properties fo:text-align="center" style:justify-single-word="false"/>
      <style:text-properties officeooo:rsid="009a1d48" officeooo:paragraph-rsid="00a27fe0"/>
    </style:style>
    <style:style style:name="P125" style:family="paragraph" style:parent-style-name="Table_20_Contents">
      <style:paragraph-properties fo:text-align="center" style:justify-single-word="false"/>
      <style:text-properties officeooo:rsid="009a1d48" officeooo:paragraph-rsid="00c9bbf7"/>
    </style:style>
    <style:style style:name="P126" style:family="paragraph" style:parent-style-name="Table_20_Contents">
      <style:paragraph-properties fo:text-align="center" style:justify-single-word="false"/>
      <style:text-properties officeooo:rsid="009a1d48" officeooo:paragraph-rsid="00ccffd0"/>
    </style:style>
    <style:style style:name="P127" style:family="paragraph" style:parent-style-name="Table_20_Contents">
      <style:paragraph-properties fo:text-align="center" style:justify-single-word="false"/>
      <style:text-properties officeooo:rsid="009a1d48" officeooo:paragraph-rsid="00d07006"/>
    </style:style>
    <style:style style:name="P128" style:family="paragraph" style:parent-style-name="Table_20_Contents">
      <style:paragraph-properties fo:text-align="center" style:justify-single-word="false"/>
      <style:text-properties officeooo:rsid="00a98335" officeooo:paragraph-rsid="00a98335"/>
    </style:style>
    <style:style style:name="P129" style:family="paragraph" style:parent-style-name="Table_20_Contents">
      <style:paragraph-properties fo:text-align="center" style:justify-single-word="false"/>
      <style:text-properties officeooo:rsid="00a98335" officeooo:paragraph-rsid="00c9bbf7"/>
    </style:style>
    <style:style style:name="P130" style:family="paragraph" style:parent-style-name="Table_20_Contents">
      <style:paragraph-properties fo:text-align="center" style:justify-single-word="false"/>
      <style:text-properties officeooo:rsid="00a98335" officeooo:paragraph-rsid="00ccffd0"/>
    </style:style>
    <style:style style:name="P131" style:family="paragraph" style:parent-style-name="Table_20_Contents">
      <style:paragraph-properties fo:text-align="center" style:justify-single-word="false"/>
      <style:text-properties officeooo:rsid="00a98335" officeooo:paragraph-rsid="00d07006"/>
    </style:style>
    <style:style style:name="P132" style:family="paragraph" style:parent-style-name="Table_20_Contents">
      <style:paragraph-properties fo:text-align="center" style:justify-single-word="false"/>
      <style:text-properties officeooo:rsid="00b3c826" officeooo:paragraph-rsid="00b3c826"/>
    </style:style>
    <style:style style:name="P133" style:family="paragraph" style:parent-style-name="Table_20_Contents">
      <style:paragraph-properties fo:text-align="center" style:justify-single-word="false"/>
      <style:text-properties officeooo:rsid="00b3c826" officeooo:paragraph-rsid="00c9bbf7"/>
    </style:style>
    <style:style style:name="P134" style:family="paragraph" style:parent-style-name="Table_20_Contents">
      <style:paragraph-properties fo:text-align="center" style:justify-single-word="false"/>
      <style:text-properties officeooo:rsid="00b3c826" officeooo:paragraph-rsid="00ccffd0"/>
    </style:style>
    <style:style style:name="P135" style:family="paragraph" style:parent-style-name="Table_20_Contents">
      <style:paragraph-properties fo:text-align="center" style:justify-single-word="false"/>
      <style:text-properties officeooo:rsid="00bafd9e" officeooo:paragraph-rsid="00bafd9e"/>
    </style:style>
    <style:style style:name="P136" style:family="paragraph" style:parent-style-name="Table_20_Contents">
      <style:paragraph-properties fo:text-align="center" style:justify-single-word="false"/>
      <style:text-properties officeooo:rsid="00bafd9e" officeooo:paragraph-rsid="00c9bbf7"/>
    </style:style>
    <style:style style:name="P137" style:family="paragraph" style:parent-style-name="Table_20_Contents">
      <style:paragraph-properties fo:text-align="center" style:justify-single-word="false"/>
      <style:text-properties officeooo:rsid="00bafd9e" officeooo:paragraph-rsid="00ccffd0"/>
    </style:style>
    <style:style style:name="P138" style:family="paragraph" style:parent-style-name="Table_20_Contents">
      <style:paragraph-properties fo:text-align="center" style:justify-single-word="false"/>
      <style:text-properties officeooo:rsid="00bafd9e" officeooo:paragraph-rsid="00d07006"/>
    </style:style>
    <style:style style:name="P139" style:family="paragraph" style:parent-style-name="Table_20_Contents">
      <style:paragraph-properties fo:text-align="center" style:justify-single-word="false"/>
      <style:text-properties officeooo:rsid="00be9f51" officeooo:paragraph-rsid="00be9f51"/>
    </style:style>
    <style:style style:name="P140" style:family="paragraph" style:parent-style-name="Table_20_Contents">
      <style:paragraph-properties fo:text-align="center" style:justify-single-word="false"/>
      <style:text-properties officeooo:rsid="00be9f51" officeooo:paragraph-rsid="00c9bbf7"/>
    </style:style>
    <style:style style:name="P141" style:family="paragraph" style:parent-style-name="Table_20_Contents">
      <style:paragraph-properties fo:text-align="center" style:justify-single-word="false"/>
      <style:text-properties officeooo:rsid="00be9f51" officeooo:paragraph-rsid="00ccffd0"/>
    </style:style>
    <style:style style:name="P142" style:family="paragraph" style:parent-style-name="Table_20_Contents">
      <style:paragraph-properties fo:text-align="center" style:justify-single-word="false"/>
      <style:text-properties officeooo:rsid="00be9f51" officeooo:paragraph-rsid="00d07006"/>
    </style:style>
    <style:style style:name="P143" style:family="paragraph" style:parent-style-name="Table_20_Contents">
      <style:paragraph-properties fo:text-align="center" style:justify-single-word="false"/>
      <style:text-properties officeooo:rsid="00c26096" officeooo:paragraph-rsid="00c26096"/>
    </style:style>
    <style:style style:name="P144" style:family="paragraph" style:parent-style-name="Table_20_Contents">
      <style:paragraph-properties fo:text-align="center" style:justify-single-word="false"/>
      <style:text-properties officeooo:rsid="00c26096" officeooo:paragraph-rsid="00c9bbf7"/>
    </style:style>
    <style:style style:name="P145" style:family="paragraph" style:parent-style-name="Table_20_Contents">
      <style:paragraph-properties fo:text-align="center" style:justify-single-word="false"/>
      <style:text-properties officeooo:rsid="00c26096" officeooo:paragraph-rsid="00ccffd0"/>
    </style:style>
    <style:style style:name="P146" style:family="paragraph" style:parent-style-name="Table_20_Contents">
      <style:paragraph-properties fo:text-align="center" style:justify-single-word="false"/>
      <style:text-properties officeooo:rsid="00c26096" officeooo:paragraph-rsid="00d07006"/>
    </style:style>
    <style:style style:name="P147" style:family="paragraph" style:parent-style-name="Table_20_Contents">
      <style:paragraph-properties fo:text-align="center" style:justify-single-word="false"/>
      <style:text-properties officeooo:rsid="00d39e09" officeooo:paragraph-rsid="00d39e09"/>
    </style:style>
    <style:style style:name="T1" style:family="text">
      <style:text-properties officeooo:rsid="00231094"/>
    </style:style>
    <style:style style:name="T2" style:family="text">
      <style:text-properties officeooo:rsid="0027089c"/>
    </style:style>
    <style:style style:name="T3" style:family="text">
      <style:text-properties officeooo:rsid="00315b0e"/>
    </style:style>
    <style:style style:name="T4" style:family="text">
      <style:text-properties officeooo:rsid="006328ed"/>
    </style:style>
    <style:style style:name="T5" style:family="text">
      <style:text-properties officeooo:rsid="0079c10e"/>
    </style:style>
    <style:style style:name="T6" style:family="text">
      <style:text-properties fo:font-weight="normal" officeooo:rsid="0079c10e" style:font-weight-asian="normal" style:font-weight-complex="normal"/>
    </style:style>
    <style:style style:name="T7" style:family="text">
      <style:text-properties fo:font-weight="normal" officeooo:rsid="006b2dad" style:font-weight-asian="normal" style:font-weight-complex="normal"/>
    </style:style>
    <style:style style:name="T8" style:family="text">
      <style:text-properties officeooo:rsid="007c0c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étodos de ordenação (Explicação)</text:p>
      <text:p text:style-name="P1"/>
      <table:table table:name="Tabela1" table:style-name="Tabela1">
        <table:table-column table:style-name="Tabela1.A" table:number-columns-repeated="10"/>
        <table:table-row>
          <table:table-cell table:style-name="Tabela1.A1" office:value-type="string">
            <text:p text:style-name="P64">7</text:p>
          </table:table-cell>
          <table:table-cell table:style-name="Tabela1.A1" office:value-type="string">
            <text:p text:style-name="P64">5</text:p>
          </table:table-cell>
          <table:table-cell table:style-name="Tabela1.A1" office:value-type="string">
            <text:p text:style-name="P64">10</text:p>
          </table:table-cell>
          <table:table-cell table:style-name="Tabela1.A1" office:value-type="string">
            <text:p text:style-name="P64">2</text:p>
          </table:table-cell>
          <table:table-cell table:style-name="Tabela1.A1" office:value-type="string">
            <text:p text:style-name="P64">8</text:p>
          </table:table-cell>
          <table:table-cell table:style-name="Tabela1.A1" office:value-type="string">
            <text:p text:style-name="P64">9</text:p>
          </table:table-cell>
          <table:table-cell table:style-name="Tabela1.A1" office:value-type="string">
            <text:p text:style-name="P64">1</text:p>
          </table:table-cell>
          <table:table-cell table:style-name="Tabela1.A1" office:value-type="string">
            <text:p text:style-name="P64">4</text:p>
          </table:table-cell>
          <table:table-cell table:style-name="Tabela1.A1" office:value-type="string">
            <text:p text:style-name="P64">3</text:p>
          </table:table-cell>
          <table:table-cell table:style-name="Tabela1.J1" office:value-type="string">
            <text:p text:style-name="P64">6</text:p>
          </table:table-cell>
        </table:table-row>
      </table:table>
      <text:p text:style-name="P24"/>
      <text:p text:style-name="P25">Bubble Sort</text:p>
      <text:p text:style-name="P25"><text:tab/></text:p>
      <text:p text:style-name="P32">Primeiro, um loop percorrerá o vetor n vezes (Sendo n o tamanho do vetor). A cada iteração desse loop, <text:span text:style-name="T2">outro</text:span> loop percorrerá o vetor n-1 vezes. <text:span text:style-name="T1">A cada iteração é comparado se o valor da posição atual do loop+1 é menor que o valor da posição atual. Se for, ambos os números trocam de posição. O segundo loop segue percorrendo o vetor e trocando posições quando a condição de ordenação for satisfeita.</text:span></text:p>
      <text:p text:style-name="P32"/>
      <text:p text:style-name="P32"><text:span text:style-name="T3">Neste vetor, um loop o percorreria 10 vezes. A cada vez outro loop o percorreria 9 vezes. A primeira iteração do segundo loop, seria comparado se 5 &lt; 7. Neste caso, sim. Então eles trocam de posição </text:span></text:p>
      <text:p text:style-name="P2"/>
      <table:table table:name="Tabela2" table:style-name="Tabela2">
        <table:table-column table:style-name="Tabela2.A" table:number-columns-repeated="10"/>
        <table:table-row>
          <table:table-cell table:style-name="Tabela2.A1" office:value-type="string">
            <text:p text:style-name="P73">5</text:p>
          </table:table-cell>
          <table:table-cell table:style-name="Tabela2.A1" office:value-type="string">
            <text:p text:style-name="P73">7</text:p>
          </table:table-cell>
          <table:table-cell table:style-name="Tabela2.A1" office:value-type="string">
            <text:p text:style-name="P65">10</text:p>
          </table:table-cell>
          <table:table-cell table:style-name="Tabela2.A1" office:value-type="string">
            <text:p text:style-name="P65">2</text:p>
          </table:table-cell>
          <table:table-cell table:style-name="Tabela2.A1" office:value-type="string">
            <text:p text:style-name="P65">8</text:p>
          </table:table-cell>
          <table:table-cell table:style-name="Tabela2.A1" office:value-type="string">
            <text:p text:style-name="P65">9</text:p>
          </table:table-cell>
          <table:table-cell table:style-name="Tabela2.A1" office:value-type="string">
            <text:p text:style-name="P65">1</text:p>
          </table:table-cell>
          <table:table-cell table:style-name="Tabela2.A1" office:value-type="string">
            <text:p text:style-name="P65">4</text:p>
          </table:table-cell>
          <table:table-cell table:style-name="Tabela2.A1" office:value-type="string">
            <text:p text:style-name="P65">3</text:p>
          </table:table-cell>
          <table:table-cell table:style-name="Tabela2.J1" office:value-type="string">
            <text:p text:style-name="P65">6</text:p>
          </table:table-cell>
        </table:table-row>
      </table:table>
      <text:p text:style-name="P49"/>
      <text:p text:style-name="P33"/>
      <text:p text:style-name="P33"><text:span text:style-name="T3">A segunda iteração do segundo loop, seria comparado se 10 &lt; 7. Neste caso, não. Então eles não trocam de posição</text:span></text:p>
      <text:p text:style-name="P3"/>
      <table:table table:name="Tabela3" table:style-name="Tabela3">
        <table:table-column table:style-name="Tabela3.A" table:number-columns-repeated="10"/>
        <table:table-row>
          <table:table-cell table:style-name="Tabela3.A1" office:value-type="string">
            <text:p text:style-name="P74">5</text:p>
          </table:table-cell>
          <table:table-cell table:style-name="Tabela3.A1" office:value-type="string">
            <text:p text:style-name="P74">7</text:p>
          </table:table-cell>
          <table:table-cell table:style-name="Tabela3.A1" office:value-type="string">
            <text:p text:style-name="P66">10</text:p>
          </table:table-cell>
          <table:table-cell table:style-name="Tabela3.A1" office:value-type="string">
            <text:p text:style-name="P66">2</text:p>
          </table:table-cell>
          <table:table-cell table:style-name="Tabela3.A1" office:value-type="string">
            <text:p text:style-name="P66">8</text:p>
          </table:table-cell>
          <table:table-cell table:style-name="Tabela3.A1" office:value-type="string">
            <text:p text:style-name="P66">9</text:p>
          </table:table-cell>
          <table:table-cell table:style-name="Tabela3.A1" office:value-type="string">
            <text:p text:style-name="P66">1</text:p>
          </table:table-cell>
          <table:table-cell table:style-name="Tabela3.A1" office:value-type="string">
            <text:p text:style-name="P66">4</text:p>
          </table:table-cell>
          <table:table-cell table:style-name="Tabela3.A1" office:value-type="string">
            <text:p text:style-name="P66">3</text:p>
          </table:table-cell>
          <table:table-cell table:style-name="Tabela3.J1" office:value-type="string">
            <text:p text:style-name="P66">6</text:p>
          </table:table-cell>
        </table:table-row>
      </table:table>
      <text:p text:style-name="P50"/>
      <text:p text:style-name="P34"/>
      <text:p text:style-name="P34"><text:span text:style-name="T3">A terceira iteração do segundo loop, seria comparado se 2 &lt; 10. Neste caso, sim. Então eles trocam de posição</text:span></text:p>
      <text:p text:style-name="P4"/>
      <table:table table:name="Tabela4" table:style-name="Tabela4">
        <table:table-column table:style-name="Tabela4.A" table:number-columns-repeated="10"/>
        <table:table-row>
          <table:table-cell table:style-name="Tabela4.A1" office:value-type="string">
            <text:p text:style-name="P75">5</text:p>
          </table:table-cell>
          <table:table-cell table:style-name="Tabela4.A1" office:value-type="string">
            <text:p text:style-name="P75">7</text:p>
          </table:table-cell>
          <table:table-cell table:style-name="Tabela4.A1" office:value-type="string">
            <text:p text:style-name="P84">2</text:p>
          </table:table-cell>
          <table:table-cell table:style-name="Tabela4.A1" office:value-type="string">
            <text:p text:style-name="P84">10</text:p>
          </table:table-cell>
          <table:table-cell table:style-name="Tabela4.A1" office:value-type="string">
            <text:p text:style-name="P67">8</text:p>
          </table:table-cell>
          <table:table-cell table:style-name="Tabela4.A1" office:value-type="string">
            <text:p text:style-name="P67">9</text:p>
          </table:table-cell>
          <table:table-cell table:style-name="Tabela4.A1" office:value-type="string">
            <text:p text:style-name="P67">1</text:p>
          </table:table-cell>
          <table:table-cell table:style-name="Tabela4.A1" office:value-type="string">
            <text:p text:style-name="P67">4</text:p>
          </table:table-cell>
          <table:table-cell table:style-name="Tabela4.A1" office:value-type="string">
            <text:p text:style-name="P67">3</text:p>
          </table:table-cell>
          <table:table-cell table:style-name="Tabela4.J1" office:value-type="string">
            <text:p text:style-name="P67">6</text:p>
          </table:table-cell>
        </table:table-row>
      </table:table>
      <text:p text:style-name="P51"/>
      <text:p text:style-name="P35"><text:span text:style-name="T3">A quarta iteração do segundo loop, seria comparado se 8 &lt; 10. Neste caso, sim. Então eles trocam de posição</text:span></text:p>
      <text:p text:style-name="P7"/>
      <table:table table:name="Tabela5" table:style-name="Tabela5">
        <table:table-column table:style-name="Tabela5.A" table:number-columns-repeated="10"/>
        <table:table-row>
          <table:table-cell table:style-name="Tabela5.A1" office:value-type="string">
            <text:p text:style-name="P76">5</text:p>
          </table:table-cell>
          <table:table-cell table:style-name="Tabela5.A1" office:value-type="string">
            <text:p text:style-name="P76">7</text:p>
          </table:table-cell>
          <table:table-cell table:style-name="Tabela5.A1" office:value-type="string">
            <text:p text:style-name="P85">2</text:p>
          </table:table-cell>
          <table:table-cell table:style-name="Tabela5.A1" office:value-type="string">
            <text:p text:style-name="P85">8</text:p>
          </table:table-cell>
          <table:table-cell table:style-name="Tabela5.A1" office:value-type="string">
            <text:p text:style-name="P85">10</text:p>
          </table:table-cell>
          <table:table-cell table:style-name="Tabela5.A1" office:value-type="string">
            <text:p text:style-name="P68">9</text:p>
          </table:table-cell>
          <table:table-cell table:style-name="Tabela5.A1" office:value-type="string">
            <text:p text:style-name="P68">1</text:p>
          </table:table-cell>
          <table:table-cell table:style-name="Tabela5.A1" office:value-type="string">
            <text:p text:style-name="P68">4</text:p>
          </table:table-cell>
          <table:table-cell table:style-name="Tabela5.A1" office:value-type="string">
            <text:p text:style-name="P68">3</text:p>
          </table:table-cell>
          <table:table-cell table:style-name="Tabela5.J1" office:value-type="string">
            <text:p text:style-name="P68">6</text:p>
          </table:table-cell>
        </table:table-row>
      </table:table>
      <text:p text:style-name="P52"/>
      <text:p text:style-name="P36"/>
      <text:p text:style-name="P36"><text:span text:style-name="T3">A quinta iteração do segundo loop, seria comparado se 9 &lt; 10. Neste caso, sim. Então eles trocam de posição</text:span></text:p>
      <text:p text:style-name="P36"/>
      <table:table table:name="Tabela6" table:style-name="Tabela6">
        <table:table-column table:style-name="Tabela6.A" table:number-columns-repeated="10"/>
        <table:table-row>
          <table:table-cell table:style-name="Tabela6.A1" office:value-type="string">
            <text:p text:style-name="P77">5</text:p>
          </table:table-cell>
          <table:table-cell table:style-name="Tabela6.A1" office:value-type="string">
            <text:p text:style-name="P77">7</text:p>
          </table:table-cell>
          <table:table-cell table:style-name="Tabela6.A1" office:value-type="string">
            <text:p text:style-name="P86">2</text:p>
          </table:table-cell>
          <table:table-cell table:style-name="Tabela6.A1" office:value-type="string">
            <text:p text:style-name="P86">8</text:p>
          </table:table-cell>
          <table:table-cell table:style-name="Tabela6.A1" office:value-type="string">
            <text:p text:style-name="P93">9</text:p>
          </table:table-cell>
          <table:table-cell table:style-name="Tabela6.A1" office:value-type="string">
            <text:p text:style-name="P93">10</text:p>
          </table:table-cell>
          <table:table-cell table:style-name="Tabela6.A1" office:value-type="string">
            <text:p text:style-name="P69">1</text:p>
          </table:table-cell>
          <table:table-cell table:style-name="Tabela6.A1" office:value-type="string">
            <text:p text:style-name="P69">4</text:p>
          </table:table-cell>
          <table:table-cell table:style-name="Tabela6.A1" office:value-type="string">
            <text:p text:style-name="P69">3</text:p>
          </table:table-cell>
          <table:table-cell table:style-name="Tabela6.J1" office:value-type="string">
            <text:p text:style-name="P69">6</text:p>
          </table:table-cell>
        </table:table-row>
      </table:table>
      <text:p text:style-name="P59"/>
      <text:p text:style-name="P38"/>
      <text:p text:style-name="P38"><text:span text:style-name="T3">A sexta iteração do segundo loop, seria comparado se 1 &lt; 10. Neste caso, sim. Então eles trocam de posição</text:span></text:p>
      <text:p text:style-name="P37"/>
      <table:table table:name="Tabela7" table:style-name="Tabela7">
        <table:table-column table:style-name="Tabela7.A" table:number-columns-repeated="10"/>
        <table:table-row>
          <table:table-cell table:style-name="Tabela7.A1" office:value-type="string">
            <text:p text:style-name="P78">5</text:p>
          </table:table-cell>
          <table:table-cell table:style-name="Tabela7.A1" office:value-type="string">
            <text:p text:style-name="P78">7</text:p>
          </table:table-cell>
          <table:table-cell table:style-name="Tabela7.A1" office:value-type="string">
            <text:p text:style-name="P87">2</text:p>
          </table:table-cell>
          <table:table-cell table:style-name="Tabela7.A1" office:value-type="string">
            <text:p text:style-name="P87">8</text:p>
          </table:table-cell>
          <table:table-cell table:style-name="Tabela7.A1" office:value-type="string">
            <text:p text:style-name="P94">9</text:p>
          </table:table-cell>
          <table:table-cell table:style-name="Tabela7.A1" office:value-type="string">
            <text:p text:style-name="P94">1</text:p>
          </table:table-cell>
          <table:table-cell table:style-name="Tabela7.A1" office:value-type="string">
            <text:p text:style-name="P70">1<text:span text:style-name="T4">0</text:span></text:p>
          </table:table-cell>
          <table:table-cell table:style-name="Tabela7.A1" office:value-type="string">
            <text:p text:style-name="P70">4</text:p>
          </table:table-cell>
          <table:table-cell table:style-name="Tabela7.A1" office:value-type="string">
            <text:p text:style-name="P70">3</text:p>
          </table:table-cell>
          <table:table-cell table:style-name="Tabela7.J1" office:value-type="string">
            <text:p text:style-name="P70">6</text:p>
          </table:table-cell>
        </table:table-row>
      </table:table>
      <text:p text:style-name="P60"/>
      <text:p text:style-name="P38"/>
      <text:p text:style-name="P38"><text:span text:style-name="T3">A 7ª iteração do segundo loop, seria comparado se 4 &lt; 10. Neste caso, sim. Então eles trocam de posição</text:span></text:p>
      <text:p text:style-name="P26"><text:soft-page-break/></text:p>
      <table:table table:name="Tabela8" table:style-name="Tabela8">
        <table:table-column table:style-name="Tabela8.A" table:number-columns-repeated="10"/>
        <table:table-row>
          <table:table-cell table:style-name="Tabela8.A1" office:value-type="string">
            <text:p text:style-name="P79">5</text:p>
          </table:table-cell>
          <table:table-cell table:style-name="Tabela8.A1" office:value-type="string">
            <text:p text:style-name="P79">7</text:p>
          </table:table-cell>
          <table:table-cell table:style-name="Tabela8.A1" office:value-type="string">
            <text:p text:style-name="P88">2</text:p>
          </table:table-cell>
          <table:table-cell table:style-name="Tabela8.A1" office:value-type="string">
            <text:p text:style-name="P88">8</text:p>
          </table:table-cell>
          <table:table-cell table:style-name="Tabela8.A1" office:value-type="string">
            <text:p text:style-name="P95">9</text:p>
          </table:table-cell>
          <table:table-cell table:style-name="Tabela8.A1" office:value-type="string">
            <text:p text:style-name="P95">1</text:p>
          </table:table-cell>
          <table:table-cell table:style-name="Tabela8.A1" office:value-type="string">
            <text:p text:style-name="P99">4</text:p>
          </table:table-cell>
          <table:table-cell table:style-name="Tabela8.A1" office:value-type="string">
            <text:p text:style-name="P99">10</text:p>
          </table:table-cell>
          <table:table-cell table:style-name="Tabela8.A1" office:value-type="string">
            <text:p text:style-name="P71">3</text:p>
          </table:table-cell>
          <table:table-cell table:style-name="Tabela8.J1" office:value-type="string">
            <text:p text:style-name="P71">6</text:p>
          </table:table-cell>
        </table:table-row>
      </table:table>
      <text:p text:style-name="P61"/>
      <text:p text:style-name="P39"/>
      <text:p text:style-name="P39"><text:span text:style-name="T3">A 8ª iteração do segundo loop, seria comparado se 3 &lt; 10. Neste caso, sim. Então eles trocam de posição</text:span></text:p>
      <text:p text:style-name="P27"/>
      <table:table table:name="Tabela9" table:style-name="Tabela9">
        <table:table-column table:style-name="Tabela9.A" table:number-columns-repeated="10"/>
        <table:table-row>
          <table:table-cell table:style-name="Tabela9.A1" office:value-type="string">
            <text:p text:style-name="P80">5</text:p>
          </table:table-cell>
          <table:table-cell table:style-name="Tabela9.A1" office:value-type="string">
            <text:p text:style-name="P80">7</text:p>
          </table:table-cell>
          <table:table-cell table:style-name="Tabela9.A1" office:value-type="string">
            <text:p text:style-name="P89">2</text:p>
          </table:table-cell>
          <table:table-cell table:style-name="Tabela9.A1" office:value-type="string">
            <text:p text:style-name="P89">8</text:p>
          </table:table-cell>
          <table:table-cell table:style-name="Tabela9.A1" office:value-type="string">
            <text:p text:style-name="P96">9</text:p>
          </table:table-cell>
          <table:table-cell table:style-name="Tabela9.A1" office:value-type="string">
            <text:p text:style-name="P96">1</text:p>
          </table:table-cell>
          <table:table-cell table:style-name="Tabela9.A1" office:value-type="string">
            <text:p text:style-name="P100">4</text:p>
          </table:table-cell>
          <table:table-cell table:style-name="Tabela9.A1" office:value-type="string">
            <text:p text:style-name="P103">3</text:p>
          </table:table-cell>
          <table:table-cell table:style-name="Tabela9.A1" office:value-type="string">
            <text:p text:style-name="P103">10</text:p>
          </table:table-cell>
          <table:table-cell table:style-name="Tabela9.J1" office:value-type="string">
            <text:p text:style-name="P72">6</text:p>
          </table:table-cell>
        </table:table-row>
      </table:table>
      <text:p text:style-name="P40"/>
      <text:p text:style-name="P41"/>
      <text:p text:style-name="P41"><text:span text:style-name="T3">A 9ª iteração do segundo loop, seria comparado se 6 &lt; 10. Neste caso, sim. Então eles trocam de posição</text:span></text:p>
      <text:p text:style-name="P28"/>
      <table:table table:name="Tabela10" table:style-name="Tabela10">
        <table:table-column table:style-name="Tabela10.A" table:number-columns-repeated="10"/>
        <table:table-row>
          <table:table-cell table:style-name="Tabela10.A1" office:value-type="string">
            <text:p text:style-name="P81">5</text:p>
          </table:table-cell>
          <table:table-cell table:style-name="Tabela10.A1" office:value-type="string">
            <text:p text:style-name="P81">7</text:p>
          </table:table-cell>
          <table:table-cell table:style-name="Tabela10.A1" office:value-type="string">
            <text:p text:style-name="P90">2</text:p>
          </table:table-cell>
          <table:table-cell table:style-name="Tabela10.A1" office:value-type="string">
            <text:p text:style-name="P90">8</text:p>
          </table:table-cell>
          <table:table-cell table:style-name="Tabela10.A1" office:value-type="string">
            <text:p text:style-name="P97">9</text:p>
          </table:table-cell>
          <table:table-cell table:style-name="Tabela10.A1" office:value-type="string">
            <text:p text:style-name="P97">1</text:p>
          </table:table-cell>
          <table:table-cell table:style-name="Tabela10.A1" office:value-type="string">
            <text:p text:style-name="P101">4</text:p>
          </table:table-cell>
          <table:table-cell table:style-name="Tabela10.A1" office:value-type="string">
            <text:p text:style-name="P104">3</text:p>
          </table:table-cell>
          <table:table-cell table:style-name="Tabela10.A1" office:value-type="string">
            <text:p text:style-name="P107">6</text:p>
          </table:table-cell>
          <table:table-cell table:style-name="Tabela10.J1" office:value-type="string">
            <text:p text:style-name="P107">10</text:p>
          </table:table-cell>
        </table:table-row>
      </table:table>
      <text:p text:style-name="P41"/>
      <text:p text:style-name="P41"/>
      <text:p text:style-name="P16"><text:span text:style-name="T7">O segundo loop encerra. O primeiro loop é incrementado. </text:span></text:p>
      <text:p text:style-name="P55"/>
      <text:p text:style-name="P15"><text:span text:style-name="T6">O segundo loop recomeça na primeira posição do vetor</text:span></text:p>
      <text:p text:style-name="P58"/>
      <text:p text:style-name="P42"/>
      <text:p text:style-name="P43"><text:span text:style-name="T8">A 1ª iteração do segundo loop, seria comparado se 7 &lt; 5. Neste caso, não. Então eles não trocam de posição </text:span></text:p>
      <text:p text:style-name="P30"/>
      <table:table table:name="Tabela11" table:style-name="Tabela11">
        <table:table-column table:style-name="Tabela11.A" table:number-columns-repeated="10"/>
        <table:table-row>
          <table:table-cell table:style-name="Tabela11.A1" office:value-type="string">
            <text:p text:style-name="P82">5</text:p>
          </table:table-cell>
          <table:table-cell table:style-name="Tabela11.A1" office:value-type="string">
            <text:p text:style-name="P82">7</text:p>
          </table:table-cell>
          <table:table-cell table:style-name="Tabela11.A1" office:value-type="string">
            <text:p text:style-name="P91">2</text:p>
          </table:table-cell>
          <table:table-cell table:style-name="Tabela11.A1" office:value-type="string">
            <text:p text:style-name="P91">8</text:p>
          </table:table-cell>
          <table:table-cell table:style-name="Tabela11.A1" office:value-type="string">
            <text:p text:style-name="P98">9</text:p>
          </table:table-cell>
          <table:table-cell table:style-name="Tabela11.A1" office:value-type="string">
            <text:p text:style-name="P98">1</text:p>
          </table:table-cell>
          <table:table-cell table:style-name="Tabela11.A1" office:value-type="string">
            <text:p text:style-name="P102">4</text:p>
          </table:table-cell>
          <table:table-cell table:style-name="Tabela11.A1" office:value-type="string">
            <text:p text:style-name="P105">3</text:p>
          </table:table-cell>
          <table:table-cell table:style-name="Tabela11.A1" office:value-type="string">
            <text:p text:style-name="P108">6</text:p>
          </table:table-cell>
          <table:table-cell table:style-name="Tabela11.J1" office:value-type="string">
            <text:p text:style-name="P108">10</text:p>
          </table:table-cell>
        </table:table-row>
      </table:table>
      <text:p text:style-name="P44"/>
      <text:p text:style-name="P42"/>
      <text:p text:style-name="P42"><text:span text:style-name="T3">A 2ª iteração do segundo loop, seria comparado se 2 &lt; 7. Neste caso, sim. Então eles trocam de posição</text:span></text:p>
      <text:p text:style-name="P5"/>
      <table:table table:name="Tabela12" table:style-name="Tabela12">
        <table:table-column table:style-name="Tabela12.A" table:number-columns-repeated="10"/>
        <table:table-row>
          <table:table-cell table:style-name="Tabela12.A1" office:value-type="string">
            <text:p text:style-name="P82">5</text:p>
          </table:table-cell>
          <table:table-cell table:style-name="Tabela12.A1" office:value-type="string">
            <text:p text:style-name="P113">2</text:p>
          </table:table-cell>
          <table:table-cell table:style-name="Tabela12.A1" office:value-type="string">
            <text:p text:style-name="P113">7</text:p>
          </table:table-cell>
          <table:table-cell table:style-name="Tabela12.A1" office:value-type="string">
            <text:p text:style-name="P91">8</text:p>
          </table:table-cell>
          <table:table-cell table:style-name="Tabela12.A1" office:value-type="string">
            <text:p text:style-name="P98">9</text:p>
          </table:table-cell>
          <table:table-cell table:style-name="Tabela12.A1" office:value-type="string">
            <text:p text:style-name="P98">1</text:p>
          </table:table-cell>
          <table:table-cell table:style-name="Tabela12.A1" office:value-type="string">
            <text:p text:style-name="P102">4</text:p>
          </table:table-cell>
          <table:table-cell table:style-name="Tabela12.A1" office:value-type="string">
            <text:p text:style-name="P105">3</text:p>
          </table:table-cell>
          <table:table-cell table:style-name="Tabela12.A1" office:value-type="string">
            <text:p text:style-name="P108">6</text:p>
          </table:table-cell>
          <table:table-cell table:style-name="Tabela12.J1" office:value-type="string">
            <text:p text:style-name="P108">10</text:p>
          </table:table-cell>
        </table:table-row>
      </table:table>
      <text:p text:style-name="P53"/>
      <text:p text:style-name="P42"/>
      <text:p text:style-name="P42"><text:span text:style-name="T3">A 3ª iteração do segundo loop, seria comparado se 8 &lt; 7. Neste caso, não. Então eles não trocam de posição</text:span></text:p>
      <text:p text:style-name="P5"/>
      <table:table table:name="Tabela13" table:style-name="Tabela13">
        <table:table-column table:style-name="Tabela13.A" table:number-columns-repeated="10"/>
        <table:table-row>
          <table:table-cell table:style-name="Tabela13.A1" office:value-type="string">
            <text:p text:style-name="P82">5</text:p>
          </table:table-cell>
          <table:table-cell table:style-name="Tabela13.A1" office:value-type="string">
            <text:p text:style-name="P113">2</text:p>
          </table:table-cell>
          <table:table-cell table:style-name="Tabela13.A1" office:value-type="string">
            <text:p text:style-name="P113">7</text:p>
          </table:table-cell>
          <table:table-cell table:style-name="Tabela13.A1" office:value-type="string">
            <text:p text:style-name="P91">8</text:p>
          </table:table-cell>
          <table:table-cell table:style-name="Tabela13.A1" office:value-type="string">
            <text:p text:style-name="P98">9</text:p>
          </table:table-cell>
          <table:table-cell table:style-name="Tabela13.A1" office:value-type="string">
            <text:p text:style-name="P98">1</text:p>
          </table:table-cell>
          <table:table-cell table:style-name="Tabela13.A1" office:value-type="string">
            <text:p text:style-name="P102">4</text:p>
          </table:table-cell>
          <table:table-cell table:style-name="Tabela13.A1" office:value-type="string">
            <text:p text:style-name="P105">3</text:p>
          </table:table-cell>
          <table:table-cell table:style-name="Tabela13.A1" office:value-type="string">
            <text:p text:style-name="P108">6</text:p>
          </table:table-cell>
          <table:table-cell table:style-name="Tabela13.J1" office:value-type="string">
            <text:p text:style-name="P108">10</text:p>
          </table:table-cell>
        </table:table-row>
      </table:table>
      <text:p text:style-name="P53"/>
      <text:p text:style-name="P42"><text:span text:style-name="T3">A 4ª iteração do segundo loop, seria comparado se 9 &lt; 8. Neste caso, não. Então eles não trocam de posição</text:span></text:p>
      <text:p text:style-name="P8"/>
      <table:table table:name="Tabela14" table:style-name="Tabela14">
        <table:table-column table:style-name="Tabela14.A" table:number-columns-repeated="10"/>
        <table:table-row>
          <table:table-cell table:style-name="Tabela14.A1" office:value-type="string">
            <text:p text:style-name="P82">5</text:p>
          </table:table-cell>
          <table:table-cell table:style-name="Tabela14.A1" office:value-type="string">
            <text:p text:style-name="P113">2</text:p>
          </table:table-cell>
          <table:table-cell table:style-name="Tabela14.A1" office:value-type="string">
            <text:p text:style-name="P113">7</text:p>
          </table:table-cell>
          <table:table-cell table:style-name="Tabela14.A1" office:value-type="string">
            <text:p text:style-name="P91">8</text:p>
          </table:table-cell>
          <table:table-cell table:style-name="Tabela14.A1" office:value-type="string">
            <text:p text:style-name="P98">9</text:p>
          </table:table-cell>
          <table:table-cell table:style-name="Tabela14.A1" office:value-type="string">
            <text:p text:style-name="P98">1</text:p>
          </table:table-cell>
          <table:table-cell table:style-name="Tabela14.A1" office:value-type="string">
            <text:p text:style-name="P102">4</text:p>
          </table:table-cell>
          <table:table-cell table:style-name="Tabela14.A1" office:value-type="string">
            <text:p text:style-name="P105">3</text:p>
          </table:table-cell>
          <table:table-cell table:style-name="Tabela14.A1" office:value-type="string">
            <text:p text:style-name="P108">6</text:p>
          </table:table-cell>
          <table:table-cell table:style-name="Tabela14.J1" office:value-type="string">
            <text:p text:style-name="P108">10</text:p>
          </table:table-cell>
        </table:table-row>
      </table:table>
      <text:p text:style-name="P53"/>
      <text:p text:style-name="P42"/>
      <text:p text:style-name="P42"><text:span text:style-name="T3">A 5ª iteração do segundo loop, seria comparado se 1 &lt; 9. Neste caso, sim. Então eles trocam de posição</text:span></text:p>
      <text:p text:style-name="P42"/>
      <table:table table:name="Tabela15" table:style-name="Tabela15">
        <table:table-column table:style-name="Tabela15.A"/>
        <table:table-column table:style-name="Tabela15.B" table:number-columns-repeated="4"/>
        <table:table-column table:style-name="Tabela15.A"/>
        <table:table-column table:style-name="Tabela15.B" table:number-columns-repeated="4"/>
        <table:table-row>
          <table:table-cell table:style-name="Tabela15.A1" office:value-type="string">
            <text:p text:style-name="P82">5</text:p>
          </table:table-cell>
          <table:table-cell table:style-name="Tabela15.A1" office:value-type="string">
            <text:p text:style-name="P113">2</text:p>
          </table:table-cell>
          <table:table-cell table:style-name="Tabela15.A1" office:value-type="string">
            <text:p text:style-name="P113">7</text:p>
          </table:table-cell>
          <table:table-cell table:style-name="Tabela15.A1" office:value-type="string">
            <text:p text:style-name="P91">8</text:p>
          </table:table-cell>
          <table:table-cell table:style-name="Tabela15.A1" office:value-type="string">
            <text:p text:style-name="P117">1</text:p>
          </table:table-cell>
          <table:table-cell table:style-name="Tabela15.A1" office:value-type="string">
            <text:p text:style-name="P117">9</text:p>
          </table:table-cell>
          <table:table-cell table:style-name="Tabela15.A1" office:value-type="string">
            <text:p text:style-name="P102">4</text:p>
          </table:table-cell>
          <table:table-cell table:style-name="Tabela15.A1" office:value-type="string">
            <text:p text:style-name="P105">3</text:p>
          </table:table-cell>
          <table:table-cell table:style-name="Tabela15.A1" office:value-type="string">
            <text:p text:style-name="P108">6</text:p>
          </table:table-cell>
          <table:table-cell table:style-name="Tabela15.J1" office:value-type="string">
            <text:p text:style-name="P108">10</text:p>
          </table:table-cell>
        </table:table-row>
      </table:table>
      <text:p text:style-name="P62"/>
      <text:p text:style-name="P42"><text:soft-page-break/></text:p>
      <text:p text:style-name="P42"><text:span text:style-name="T3">A 6ª iteração do segundo loop, seria comparado se 4 &lt; 9. Neste caso, sim. Então eles trocam de posição</text:span></text:p>
      <text:p text:style-name="P42"/>
      <table:table table:name="Tabela16" table:style-name="Tabela16">
        <table:table-column table:style-name="Tabela16.A" table:number-columns-repeated="10"/>
        <table:table-row>
          <table:table-cell table:style-name="Tabela16.A1" office:value-type="string">
            <text:p text:style-name="P82">5</text:p>
          </table:table-cell>
          <table:table-cell table:style-name="Tabela16.A1" office:value-type="string">
            <text:p text:style-name="P113">2</text:p>
          </table:table-cell>
          <table:table-cell table:style-name="Tabela16.A1" office:value-type="string">
            <text:p text:style-name="P113">7</text:p>
          </table:table-cell>
          <table:table-cell table:style-name="Tabela16.A1" office:value-type="string">
            <text:p text:style-name="P91">8</text:p>
          </table:table-cell>
          <table:table-cell table:style-name="Tabela16.A1" office:value-type="string">
            <text:p text:style-name="P117">1</text:p>
          </table:table-cell>
          <table:table-cell table:style-name="Tabela16.A1" office:value-type="string">
            <text:p text:style-name="P119">4</text:p>
          </table:table-cell>
          <table:table-cell table:style-name="Tabela16.A1" office:value-type="string">
            <text:p text:style-name="P119">9</text:p>
          </table:table-cell>
          <table:table-cell table:style-name="Tabela16.A1" office:value-type="string">
            <text:p text:style-name="P105">3</text:p>
          </table:table-cell>
          <table:table-cell table:style-name="Tabela16.A1" office:value-type="string">
            <text:p text:style-name="P108">6</text:p>
          </table:table-cell>
          <table:table-cell table:style-name="Tabela16.J1" office:value-type="string">
            <text:p text:style-name="P108">10</text:p>
          </table:table-cell>
        </table:table-row>
      </table:table>
      <text:p text:style-name="P62"/>
      <text:p text:style-name="P42"/>
      <text:p text:style-name="P42"><text:span text:style-name="T3">A 7ª iteração do segundo loop, seria comparado se 3 &lt; 9. Neste caso, sim. Então eles trocam de posição</text:span></text:p>
      <text:p text:style-name="P29"/>
      <table:table table:name="Tabela17" table:style-name="Tabela17">
        <table:table-column table:style-name="Tabela17.A" table:number-columns-repeated="10"/>
        <table:table-row>
          <table:table-cell table:style-name="Tabela17.A1" office:value-type="string">
            <text:p text:style-name="P82">5</text:p>
          </table:table-cell>
          <table:table-cell table:style-name="Tabela17.A1" office:value-type="string">
            <text:p text:style-name="P113">2</text:p>
          </table:table-cell>
          <table:table-cell table:style-name="Tabela17.A1" office:value-type="string">
            <text:p text:style-name="P113">7</text:p>
          </table:table-cell>
          <table:table-cell table:style-name="Tabela17.A1" office:value-type="string">
            <text:p text:style-name="P91">8</text:p>
          </table:table-cell>
          <table:table-cell table:style-name="Tabela17.A1" office:value-type="string">
            <text:p text:style-name="P117">1</text:p>
          </table:table-cell>
          <table:table-cell table:style-name="Tabela17.A1" office:value-type="string">
            <text:p text:style-name="P119">4</text:p>
          </table:table-cell>
          <table:table-cell table:style-name="Tabela17.A1" office:value-type="string">
            <text:p text:style-name="P121">3</text:p>
          </table:table-cell>
          <table:table-cell table:style-name="Tabela17.A1" office:value-type="string">
            <text:p text:style-name="P121">9</text:p>
          </table:table-cell>
          <table:table-cell table:style-name="Tabela17.A1" office:value-type="string">
            <text:p text:style-name="P108">6</text:p>
          </table:table-cell>
          <table:table-cell table:style-name="Tabela17.J1" office:value-type="string">
            <text:p text:style-name="P108">10</text:p>
          </table:table-cell>
        </table:table-row>
      </table:table>
      <text:p text:style-name="P62"/>
      <text:p text:style-name="P42"/>
      <text:p text:style-name="P42"><text:span text:style-name="T3">A 8ª iteração do segundo loop, seria comparado se 6 &lt; 9. Neste caso, sim. Então eles trocam de posição</text:span></text:p>
      <text:p text:style-name="P29"/>
      <table:table table:name="Tabela18" table:style-name="Tabela18">
        <table:table-column table:style-name="Tabela18.A" table:number-columns-repeated="10"/>
        <table:table-row>
          <table:table-cell table:style-name="Tabela18.A1" office:value-type="string">
            <text:p text:style-name="P82">5</text:p>
          </table:table-cell>
          <table:table-cell table:style-name="Tabela18.A1" office:value-type="string">
            <text:p text:style-name="P113">2</text:p>
          </table:table-cell>
          <table:table-cell table:style-name="Tabela18.A1" office:value-type="string">
            <text:p text:style-name="P113">7</text:p>
          </table:table-cell>
          <table:table-cell table:style-name="Tabela18.A1" office:value-type="string">
            <text:p text:style-name="P91">8</text:p>
          </table:table-cell>
          <table:table-cell table:style-name="Tabela18.A1" office:value-type="string">
            <text:p text:style-name="P117">1</text:p>
          </table:table-cell>
          <table:table-cell table:style-name="Tabela18.A1" office:value-type="string">
            <text:p text:style-name="P119">4</text:p>
          </table:table-cell>
          <table:table-cell table:style-name="Tabela18.A1" office:value-type="string">
            <text:p text:style-name="P121">3</text:p>
          </table:table-cell>
          <table:table-cell table:style-name="Tabela18.A1" office:value-type="string">
            <text:p text:style-name="P123">6</text:p>
          </table:table-cell>
          <table:table-cell table:style-name="Tabela18.A1" office:value-type="string">
            <text:p text:style-name="P123">9</text:p>
          </table:table-cell>
          <table:table-cell table:style-name="Tabela18.J1" office:value-type="string">
            <text:p text:style-name="P108">10</text:p>
          </table:table-cell>
        </table:table-row>
      </table:table>
      <text:p text:style-name="P42"/>
      <text:p text:style-name="P42"/>
      <text:p text:style-name="P42"><text:span text:style-name="T3">A 9ª iteração do segundo loop, seria comparado se 10 &lt; 9. Neste caso, não. Então eles não trocam de posição</text:span></text:p>
      <text:p text:style-name="P29"/>
      <table:table table:name="Tabela19" table:style-name="Tabela19">
        <table:table-column table:style-name="Tabela19.A" table:number-columns-repeated="10"/>
        <table:table-row>
          <table:table-cell table:style-name="Tabela19.A1" office:value-type="string">
            <text:p text:style-name="P82">5</text:p>
          </table:table-cell>
          <table:table-cell table:style-name="Tabela19.A1" office:value-type="string">
            <text:p text:style-name="P113">2</text:p>
          </table:table-cell>
          <table:table-cell table:style-name="Tabela19.A1" office:value-type="string">
            <text:p text:style-name="P113">7</text:p>
          </table:table-cell>
          <table:table-cell table:style-name="Tabela19.A1" office:value-type="string">
            <text:p text:style-name="P91">8</text:p>
          </table:table-cell>
          <table:table-cell table:style-name="Tabela19.A1" office:value-type="string">
            <text:p text:style-name="P117">1</text:p>
          </table:table-cell>
          <table:table-cell table:style-name="Tabela19.A1" office:value-type="string">
            <text:p text:style-name="P119">4</text:p>
          </table:table-cell>
          <table:table-cell table:style-name="Tabela19.A1" office:value-type="string">
            <text:p text:style-name="P121">3</text:p>
          </table:table-cell>
          <table:table-cell table:style-name="Tabela19.A1" office:value-type="string">
            <text:p text:style-name="P123">6</text:p>
          </table:table-cell>
          <table:table-cell table:style-name="Tabela19.A1" office:value-type="string">
            <text:p text:style-name="P123">9</text:p>
          </table:table-cell>
          <table:table-cell table:style-name="Tabela19.J1" office:value-type="string">
            <text:p text:style-name="P108">10</text:p>
          </table:table-cell>
        </table:table-row>
      </table:table>
      <text:p text:style-name="P42"/>
      <text:p text:style-name="P55"/>
      <text:p text:style-name="P17"><text:span text:style-name="T7">O segundo loop encerra. O primeiro loop é incrementado. </text:span></text:p>
      <text:p text:style-name="P56"/>
      <text:p text:style-name="P19"><text:span text:style-name="T5">O segundo loop recomeça na primeira posição do vetor</text:span></text:p>
      <text:p text:style-name="P19"/>
      <text:p text:style-name="P19"/>
      <text:p text:style-name="P45"><text:span text:style-name="T8">A 1ª iteração do segundo loop, seria comparado se 2 &lt; 5. Neste caso, sim. Então eles trocam de posição </text:span></text:p>
      <text:p text:style-name="P31"/>
      <table:table table:name="Tabela20" table:style-name="Tabela20">
        <table:table-column table:style-name="Tabela20.A" table:number-columns-repeated="10"/>
        <table:table-row>
          <table:table-cell table:style-name="Tabela20.A1" office:value-type="string">
            <text:p text:style-name="P128">2</text:p>
          </table:table-cell>
          <table:table-cell table:style-name="Tabela20.A1" office:value-type="string">
            <text:p text:style-name="P128">5</text:p>
          </table:table-cell>
          <table:table-cell table:style-name="Tabela20.A1" office:value-type="string">
            <text:p text:style-name="P114">7</text:p>
          </table:table-cell>
          <table:table-cell table:style-name="Tabela20.A1" office:value-type="string">
            <text:p text:style-name="P92">8</text:p>
          </table:table-cell>
          <table:table-cell table:style-name="Tabela20.A1" office:value-type="string">
            <text:p text:style-name="P118">1</text:p>
          </table:table-cell>
          <table:table-cell table:style-name="Tabela20.A1" office:value-type="string">
            <text:p text:style-name="P120">4</text:p>
          </table:table-cell>
          <table:table-cell table:style-name="Tabela20.A1" office:value-type="string">
            <text:p text:style-name="P122">3</text:p>
          </table:table-cell>
          <table:table-cell table:style-name="Tabela20.A1" office:value-type="string">
            <text:p text:style-name="P124">6</text:p>
          </table:table-cell>
          <table:table-cell table:style-name="Tabela20.A1" office:value-type="string">
            <text:p text:style-name="P124">9</text:p>
          </table:table-cell>
          <table:table-cell table:style-name="Tabela20.J1" office:value-type="string">
            <text:p text:style-name="P109">10</text:p>
          </table:table-cell>
        </table:table-row>
      </table:table>
      <text:p text:style-name="P45"/>
      <text:p text:style-name="P45"/>
      <text:p text:style-name="P45"><text:span text:style-name="T3">A 2ª iteração do segundo loop, seria comparado se 7 &lt; 5. Neste caso, não. Então eles não trocam de posição</text:span></text:p>
      <text:p text:style-name="P6"/>
      <table:table table:name="Tabela21" table:style-name="Tabela21">
        <table:table-column table:style-name="Tabela21.A" table:number-columns-repeated="10"/>
        <table:table-row>
          <table:table-cell table:style-name="Tabela21.A1" office:value-type="string">
            <text:p text:style-name="P128">2</text:p>
          </table:table-cell>
          <table:table-cell table:style-name="Tabela21.A1" office:value-type="string">
            <text:p text:style-name="P128">5</text:p>
          </table:table-cell>
          <table:table-cell table:style-name="Tabela21.A1" office:value-type="string">
            <text:p text:style-name="P114">7</text:p>
          </table:table-cell>
          <table:table-cell table:style-name="Tabela21.A1" office:value-type="string">
            <text:p text:style-name="P92">8</text:p>
          </table:table-cell>
          <table:table-cell table:style-name="Tabela21.A1" office:value-type="string">
            <text:p text:style-name="P118">1</text:p>
          </table:table-cell>
          <table:table-cell table:style-name="Tabela21.A1" office:value-type="string">
            <text:p text:style-name="P120">4</text:p>
          </table:table-cell>
          <table:table-cell table:style-name="Tabela21.A1" office:value-type="string">
            <text:p text:style-name="P122">3</text:p>
          </table:table-cell>
          <table:table-cell table:style-name="Tabela21.A1" office:value-type="string">
            <text:p text:style-name="P124">6</text:p>
          </table:table-cell>
          <table:table-cell table:style-name="Tabela21.A1" office:value-type="string">
            <text:p text:style-name="P124">9</text:p>
          </table:table-cell>
          <table:table-cell table:style-name="Tabela21.J1" office:value-type="string">
            <text:p text:style-name="P109">10</text:p>
          </table:table-cell>
        </table:table-row>
      </table:table>
      <text:p text:style-name="P54"/>
      <text:p text:style-name="P45"/>
      <text:p text:style-name="P45"><text:span text:style-name="T3">A 3ª iteração do segundo loop, seria comparado se 8 &lt; 7. Neste caso, não. Então eles não trocam de posição</text:span></text:p>
      <text:p text:style-name="P6"/>
      <table:table table:name="Tabela22" table:style-name="Tabela22">
        <table:table-column table:style-name="Tabela22.A" table:number-columns-repeated="10"/>
        <table:table-row>
          <table:table-cell table:style-name="Tabela22.A1" office:value-type="string">
            <text:p text:style-name="P128">2</text:p>
          </table:table-cell>
          <table:table-cell table:style-name="Tabela22.A1" office:value-type="string">
            <text:p text:style-name="P128">5</text:p>
          </table:table-cell>
          <table:table-cell table:style-name="Tabela22.A1" office:value-type="string">
            <text:p text:style-name="P114">7</text:p>
          </table:table-cell>
          <table:table-cell table:style-name="Tabela22.A1" office:value-type="string">
            <text:p text:style-name="P92">8</text:p>
          </table:table-cell>
          <table:table-cell table:style-name="Tabela22.A1" office:value-type="string">
            <text:p text:style-name="P118">1</text:p>
          </table:table-cell>
          <table:table-cell table:style-name="Tabela22.A1" office:value-type="string">
            <text:p text:style-name="P120">4</text:p>
          </table:table-cell>
          <table:table-cell table:style-name="Tabela22.A1" office:value-type="string">
            <text:p text:style-name="P122">3</text:p>
          </table:table-cell>
          <table:table-cell table:style-name="Tabela22.A1" office:value-type="string">
            <text:p text:style-name="P124">6</text:p>
          </table:table-cell>
          <table:table-cell table:style-name="Tabela22.A1" office:value-type="string">
            <text:p text:style-name="P124">9</text:p>
          </table:table-cell>
          <table:table-cell table:style-name="Tabela22.J1" office:value-type="string">
            <text:p text:style-name="P109">10</text:p>
          </table:table-cell>
        </table:table-row>
      </table:table>
      <text:p text:style-name="P54"/>
      <text:p text:style-name="P45"><text:span text:style-name="T3">A 4ª iteração do segundo loop, seria comparado se 1 &lt; 8. Neste caso, sim. Então eles trocam de posição</text:span></text:p>
      <text:p text:style-name="P9"><text:soft-page-break/></text:p>
      <table:table table:name="Tabela23" table:style-name="Tabela23">
        <table:table-column table:style-name="Tabela23.A" table:number-columns-repeated="10"/>
        <table:table-row>
          <table:table-cell table:style-name="Tabela23.A1" office:value-type="string">
            <text:p text:style-name="P128">2</text:p>
          </table:table-cell>
          <table:table-cell table:style-name="Tabela23.A1" office:value-type="string">
            <text:p text:style-name="P128">5</text:p>
          </table:table-cell>
          <table:table-cell table:style-name="Tabela23.A1" office:value-type="string">
            <text:p text:style-name="P114">7</text:p>
          </table:table-cell>
          <table:table-cell table:style-name="Tabela23.A1" office:value-type="string">
            <text:p text:style-name="P132">1</text:p>
          </table:table-cell>
          <table:table-cell table:style-name="Tabela23.A1" office:value-type="string">
            <text:p text:style-name="P132">8</text:p>
          </table:table-cell>
          <table:table-cell table:style-name="Tabela23.A1" office:value-type="string">
            <text:p text:style-name="P120">4</text:p>
          </table:table-cell>
          <table:table-cell table:style-name="Tabela23.A1" office:value-type="string">
            <text:p text:style-name="P122">3</text:p>
          </table:table-cell>
          <table:table-cell table:style-name="Tabela23.A1" office:value-type="string">
            <text:p text:style-name="P124">6</text:p>
          </table:table-cell>
          <table:table-cell table:style-name="Tabela23.A1" office:value-type="string">
            <text:p text:style-name="P124">9</text:p>
          </table:table-cell>
          <table:table-cell table:style-name="Tabela23.J1" office:value-type="string">
            <text:p text:style-name="P109">10</text:p>
          </table:table-cell>
        </table:table-row>
      </table:table>
      <text:p text:style-name="P54"/>
      <text:p text:style-name="P45"/>
      <text:p text:style-name="P45"><text:span text:style-name="T3">A 5ª iteração do segundo loop, seria comparado se 4 &lt; 8. Neste caso, sim. Então eles trocam de posição</text:span></text:p>
      <text:p text:style-name="P45"/>
      <table:table table:name="Tabela24" table:style-name="Tabela24">
        <table:table-column table:style-name="Tabela24.A"/>
        <table:table-column table:style-name="Tabela24.B" table:number-columns-repeated="4"/>
        <table:table-column table:style-name="Tabela24.A"/>
        <table:table-column table:style-name="Tabela24.B" table:number-columns-repeated="3"/>
        <table:table-column table:style-name="Tabela24.J"/>
        <table:table-row>
          <table:table-cell table:style-name="Tabela24.A1" office:value-type="string">
            <text:p text:style-name="P128">2</text:p>
          </table:table-cell>
          <table:table-cell table:style-name="Tabela24.A1" office:value-type="string">
            <text:p text:style-name="P128">5</text:p>
          </table:table-cell>
          <table:table-cell table:style-name="Tabela24.A1" office:value-type="string">
            <text:p text:style-name="P114">7</text:p>
          </table:table-cell>
          <table:table-cell table:style-name="Tabela24.A1" office:value-type="string">
            <text:p text:style-name="P132">1</text:p>
          </table:table-cell>
          <table:table-cell table:style-name="Tabela24.A1" office:value-type="string">
            <text:p text:style-name="P135">4</text:p>
          </table:table-cell>
          <table:table-cell table:style-name="Tabela24.A1" office:value-type="string">
            <text:p text:style-name="P135">8</text:p>
          </table:table-cell>
          <table:table-cell table:style-name="Tabela24.A1" office:value-type="string">
            <text:p text:style-name="P122">3</text:p>
          </table:table-cell>
          <table:table-cell table:style-name="Tabela24.A1" office:value-type="string">
            <text:p text:style-name="P124">6</text:p>
          </table:table-cell>
          <table:table-cell table:style-name="Tabela24.A1" office:value-type="string">
            <text:p text:style-name="P124">9</text:p>
          </table:table-cell>
          <table:table-cell table:style-name="Tabela24.J1" office:value-type="string">
            <text:p text:style-name="P109">10</text:p>
          </table:table-cell>
        </table:table-row>
      </table:table>
      <text:p text:style-name="P63"/>
      <text:p text:style-name="P45"/>
      <text:p text:style-name="P45"><text:span text:style-name="T3">A 6ª iteração do segundo loop, seria comparado se 3 &lt; 8. Neste caso, sim. Então eles trocam de posição</text:span></text:p>
      <text:p text:style-name="P45"/>
      <table:table table:name="Tabela25" table:style-name="Tabela25">
        <table:table-column table:style-name="Tabela25.A" table:number-columns-repeated="10"/>
        <table:table-row>
          <table:table-cell table:style-name="Tabela25.A1" office:value-type="string">
            <text:p text:style-name="P128">2</text:p>
          </table:table-cell>
          <table:table-cell table:style-name="Tabela25.A1" office:value-type="string">
            <text:p text:style-name="P128">5</text:p>
          </table:table-cell>
          <table:table-cell table:style-name="Tabela25.A1" office:value-type="string">
            <text:p text:style-name="P114">7</text:p>
          </table:table-cell>
          <table:table-cell table:style-name="Tabela25.A1" office:value-type="string">
            <text:p text:style-name="P132">1</text:p>
          </table:table-cell>
          <table:table-cell table:style-name="Tabela25.A1" office:value-type="string">
            <text:p text:style-name="P135">4</text:p>
          </table:table-cell>
          <table:table-cell table:style-name="Tabela25.A1" office:value-type="string">
            <text:p text:style-name="P139">3</text:p>
          </table:table-cell>
          <table:table-cell table:style-name="Tabela25.A1" office:value-type="string">
            <text:p text:style-name="P139">8</text:p>
          </table:table-cell>
          <table:table-cell table:style-name="Tabela25.A1" office:value-type="string">
            <text:p text:style-name="P124">6</text:p>
          </table:table-cell>
          <table:table-cell table:style-name="Tabela25.A1" office:value-type="string">
            <text:p text:style-name="P124">9</text:p>
          </table:table-cell>
          <table:table-cell table:style-name="Tabela25.J1" office:value-type="string">
            <text:p text:style-name="P109">10</text:p>
          </table:table-cell>
        </table:table-row>
      </table:table>
      <text:p text:style-name="P63"/>
      <text:p text:style-name="P45"/>
      <text:p text:style-name="P45"><text:span text:style-name="T3">A 7ª iteração do segundo loop, seria comparado se 6 &lt; 8. Neste caso, sim. Então eles trocam de posição</text:span></text:p>
      <text:p text:style-name="P31"/>
      <table:table table:name="Tabela26" table:style-name="Tabela26">
        <table:table-column table:style-name="Tabela26.A" table:number-columns-repeated="10"/>
        <table:table-row>
          <table:table-cell table:style-name="Tabela26.A1" office:value-type="string">
            <text:p text:style-name="P128">2</text:p>
          </table:table-cell>
          <table:table-cell table:style-name="Tabela26.A1" office:value-type="string">
            <text:p text:style-name="P128">5</text:p>
          </table:table-cell>
          <table:table-cell table:style-name="Tabela26.A1" office:value-type="string">
            <text:p text:style-name="P114">7</text:p>
          </table:table-cell>
          <table:table-cell table:style-name="Tabela26.A1" office:value-type="string">
            <text:p text:style-name="P132">1</text:p>
          </table:table-cell>
          <table:table-cell table:style-name="Tabela26.A1" office:value-type="string">
            <text:p text:style-name="P135">4</text:p>
          </table:table-cell>
          <table:table-cell table:style-name="Tabela26.A1" office:value-type="string">
            <text:p text:style-name="P139">3</text:p>
          </table:table-cell>
          <table:table-cell table:style-name="Tabela26.A1" office:value-type="string">
            <text:p text:style-name="P143">6</text:p>
          </table:table-cell>
          <table:table-cell table:style-name="Tabela26.A1" office:value-type="string">
            <text:p text:style-name="P143">8</text:p>
          </table:table-cell>
          <table:table-cell table:style-name="Tabela26.A1" office:value-type="string">
            <text:p text:style-name="P124">9</text:p>
          </table:table-cell>
          <table:table-cell table:style-name="Tabela26.J1" office:value-type="string">
            <text:p text:style-name="P109">10</text:p>
          </table:table-cell>
        </table:table-row>
      </table:table>
      <text:p text:style-name="P63"/>
      <text:p text:style-name="P45"/>
      <text:p text:style-name="P45"><text:span text:style-name="T3">A 8ª iteração do segundo loop, seria comparado se 9 &lt; 8. Neste caso, não. Então eles não trocam de posição</text:span></text:p>
      <text:p text:style-name="P31"/>
      <table:table table:name="Tabela27" table:style-name="Tabela27">
        <table:table-column table:style-name="Tabela27.A" table:number-columns-repeated="10"/>
        <table:table-row>
          <table:table-cell table:style-name="Tabela27.A1" office:value-type="string">
            <text:p text:style-name="P128">2</text:p>
          </table:table-cell>
          <table:table-cell table:style-name="Tabela27.A1" office:value-type="string">
            <text:p text:style-name="P128">5</text:p>
          </table:table-cell>
          <table:table-cell table:style-name="Tabela27.A1" office:value-type="string">
            <text:p text:style-name="P114">7</text:p>
          </table:table-cell>
          <table:table-cell table:style-name="Tabela27.A1" office:value-type="string">
            <text:p text:style-name="P132">1</text:p>
          </table:table-cell>
          <table:table-cell table:style-name="Tabela27.A1" office:value-type="string">
            <text:p text:style-name="P135">4</text:p>
          </table:table-cell>
          <table:table-cell table:style-name="Tabela27.A1" office:value-type="string">
            <text:p text:style-name="P139">3</text:p>
          </table:table-cell>
          <table:table-cell table:style-name="Tabela27.A1" office:value-type="string">
            <text:p text:style-name="P143">6</text:p>
          </table:table-cell>
          <table:table-cell table:style-name="Tabela27.A1" office:value-type="string">
            <text:p text:style-name="P143">8</text:p>
          </table:table-cell>
          <table:table-cell table:style-name="Tabela27.A1" office:value-type="string">
            <text:p text:style-name="P124">9</text:p>
          </table:table-cell>
          <table:table-cell table:style-name="Tabela27.J1" office:value-type="string">
            <text:p text:style-name="P109">10</text:p>
          </table:table-cell>
        </table:table-row>
      </table:table>
      <text:p text:style-name="P45"/>
      <text:p text:style-name="P45"/>
      <text:p text:style-name="P45"><text:span text:style-name="T3">A 9ª iteração do segundo loop, seria comparado se 9 &lt; 10. Neste caso, não. Então eles não trocam de posição</text:span></text:p>
      <text:p text:style-name="P11"/>
      <text:p text:style-name="P11"/>
      <table:table table:name="Tabela28" table:style-name="Tabela28">
        <table:table-column table:style-name="Tabela28.A" table:number-columns-repeated="10"/>
        <table:table-row>
          <table:table-cell table:style-name="Tabela28.A1" office:value-type="string">
            <text:p text:style-name="P128">2</text:p>
          </table:table-cell>
          <table:table-cell table:style-name="Tabela28.A1" office:value-type="string">
            <text:p text:style-name="P128">5</text:p>
          </table:table-cell>
          <table:table-cell table:style-name="Tabela28.A1" office:value-type="string">
            <text:p text:style-name="P114">7</text:p>
          </table:table-cell>
          <table:table-cell table:style-name="Tabela28.A1" office:value-type="string">
            <text:p text:style-name="P132">1</text:p>
          </table:table-cell>
          <table:table-cell table:style-name="Tabela28.A1" office:value-type="string">
            <text:p text:style-name="P135">4</text:p>
          </table:table-cell>
          <table:table-cell table:style-name="Tabela28.A1" office:value-type="string">
            <text:p text:style-name="P139">3</text:p>
          </table:table-cell>
          <table:table-cell table:style-name="Tabela28.A1" office:value-type="string">
            <text:p text:style-name="P143">6</text:p>
          </table:table-cell>
          <table:table-cell table:style-name="Tabela28.A1" office:value-type="string">
            <text:p text:style-name="P143">8</text:p>
          </table:table-cell>
          <table:table-cell table:style-name="Tabela28.A1" office:value-type="string">
            <text:p text:style-name="P124">9</text:p>
          </table:table-cell>
          <table:table-cell table:style-name="Tabela28.J1" office:value-type="string">
            <text:p text:style-name="P109">10</text:p>
          </table:table-cell>
        </table:table-row>
      </table:table>
      <text:p text:style-name="P63"/>
      <text:p text:style-name="P63"/>
      <text:p text:style-name="P18"><text:span text:style-name="T7">O segundo loop encerra. O primeiro loop é incrementado. </text:span></text:p>
      <text:p text:style-name="P57"/>
      <text:p text:style-name="P20"><text:span text:style-name="T5">O segundo loop recomeça na primeira posição do vetor</text:span></text:p>
      <text:p text:style-name="P20"/>
      <text:p text:style-name="P20"/>
      <text:p text:style-name="P46"><text:span text:style-name="T3">A 1ª iteração do segundo loop, seria comparado se 5 &lt; 2. Neste caso, não. Então eles não trocam de posição</text:span></text:p>
      <text:p text:style-name="P12"/>
      <table:table table:name="Tabela29" table:style-name="Tabela29">
        <table:table-column table:style-name="Tabela29.A" table:number-columns-repeated="10"/>
        <table:table-row>
          <table:table-cell table:style-name="Tabela29.A1" office:value-type="string">
            <text:p text:style-name="P129">2</text:p>
          </table:table-cell>
          <table:table-cell table:style-name="Tabela29.A1" office:value-type="string">
            <text:p text:style-name="P129">5</text:p>
          </table:table-cell>
          <table:table-cell table:style-name="Tabela29.A1" office:value-type="string">
            <text:p text:style-name="P115">7</text:p>
          </table:table-cell>
          <table:table-cell table:style-name="Tabela29.A1" office:value-type="string">
            <text:p text:style-name="P133">1</text:p>
          </table:table-cell>
          <table:table-cell table:style-name="Tabela29.A1" office:value-type="string">
            <text:p text:style-name="P136">4</text:p>
          </table:table-cell>
          <table:table-cell table:style-name="Tabela29.A1" office:value-type="string">
            <text:p text:style-name="P140">3</text:p>
          </table:table-cell>
          <table:table-cell table:style-name="Tabela29.A1" office:value-type="string">
            <text:p text:style-name="P144">6</text:p>
          </table:table-cell>
          <table:table-cell table:style-name="Tabela29.A1" office:value-type="string">
            <text:p text:style-name="P144">8</text:p>
          </table:table-cell>
          <table:table-cell table:style-name="Tabela29.A1" office:value-type="string">
            <text:p text:style-name="P125">9</text:p>
          </table:table-cell>
          <table:table-cell table:style-name="Tabela29.J1" office:value-type="string">
            <text:p text:style-name="P110">10</text:p>
          </table:table-cell>
        </table:table-row>
      </table:table>
      <text:p text:style-name="P21"/>
      <text:p text:style-name="P21"/>
      <text:p text:style-name="P21"/>
      <text:p text:style-name="P47"><text:soft-page-break/><text:span text:style-name="T3">A 2ª iteração do segundo loop, seria comparado se 7 &lt; 5. Neste caso, não. Então eles não trocam de posição</text:span></text:p>
      <text:p text:style-name="P13"/>
      <text:p text:style-name="P13"/>
      <table:table table:name="Tabela30" table:style-name="Tabela30">
        <table:table-column table:style-name="Tabela30.A" table:number-columns-repeated="10"/>
        <table:table-row>
          <table:table-cell table:style-name="Tabela30.A1" office:value-type="string">
            <text:p text:style-name="P130">2</text:p>
          </table:table-cell>
          <table:table-cell table:style-name="Tabela30.A1" office:value-type="string">
            <text:p text:style-name="P130">5</text:p>
          </table:table-cell>
          <table:table-cell table:style-name="Tabela30.A1" office:value-type="string">
            <text:p text:style-name="P116">7</text:p>
          </table:table-cell>
          <table:table-cell table:style-name="Tabela30.A1" office:value-type="string">
            <text:p text:style-name="P134">1</text:p>
          </table:table-cell>
          <table:table-cell table:style-name="Tabela30.A1" office:value-type="string">
            <text:p text:style-name="P137">4</text:p>
          </table:table-cell>
          <table:table-cell table:style-name="Tabela30.A1" office:value-type="string">
            <text:p text:style-name="P141">3</text:p>
          </table:table-cell>
          <table:table-cell table:style-name="Tabela30.A1" office:value-type="string">
            <text:p text:style-name="P145">6</text:p>
          </table:table-cell>
          <table:table-cell table:style-name="Tabela30.A1" office:value-type="string">
            <text:p text:style-name="P145">8</text:p>
          </table:table-cell>
          <table:table-cell table:style-name="Tabela30.A1" office:value-type="string">
            <text:p text:style-name="P126">9</text:p>
          </table:table-cell>
          <table:table-cell table:style-name="Tabela30.J1" office:value-type="string">
            <text:p text:style-name="P111">10</text:p>
          </table:table-cell>
        </table:table-row>
      </table:table>
      <text:p text:style-name="P22"/>
      <text:p text:style-name="P48"/>
      <text:p text:style-name="P48"><text:span text:style-name="T3">A 3ª iteração do segundo loop, seria comparado se 1 &lt; 7. Neste caso, sim. Então eles trocam de posição</text:span></text:p>
      <text:p text:style-name="P14"/>
      <table:table table:name="Tabela31" table:style-name="Tabela31">
        <table:table-column table:style-name="Tabela31.A" table:number-columns-repeated="10"/>
        <table:table-row>
          <table:table-cell table:style-name="Tabela31.A1" office:value-type="string">
            <text:p text:style-name="P131">2</text:p>
          </table:table-cell>
          <table:table-cell table:style-name="Tabela31.A1" office:value-type="string">
            <text:p text:style-name="P131">5</text:p>
          </table:table-cell>
          <table:table-cell table:style-name="Tabela31.A1" office:value-type="string">
            <text:p text:style-name="P147">1</text:p>
          </table:table-cell>
          <table:table-cell table:style-name="Tabela31.A1" office:value-type="string">
            <text:p text:style-name="P147">7</text:p>
          </table:table-cell>
          <table:table-cell table:style-name="Tabela31.A1" office:value-type="string">
            <text:p text:style-name="P138">4</text:p>
          </table:table-cell>
          <table:table-cell table:style-name="Tabela31.A1" office:value-type="string">
            <text:p text:style-name="P142">3</text:p>
          </table:table-cell>
          <table:table-cell table:style-name="Tabela31.A1" office:value-type="string">
            <text:p text:style-name="P146">6</text:p>
          </table:table-cell>
          <table:table-cell table:style-name="Tabela31.A1" office:value-type="string">
            <text:p text:style-name="P146">8</text:p>
          </table:table-cell>
          <table:table-cell table:style-name="Tabela31.A1" office:value-type="string">
            <text:p text:style-name="P127">9</text:p>
          </table:table-cell>
          <table:table-cell table:style-name="Tabela31.J1" office:value-type="string">
            <text:p text:style-name="P112">10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3:11:47.897356688</meta:creation-date>
    <dc:date>2019-02-03T13:55:13.684435468</dc:date>
    <meta:editing-duration>PT42M19S</meta:editing-duration>
    <meta:editing-cycles>140</meta:editing-cycles>
    <meta:generator>LibreOffice/6.0.7.3$Linux_x86 LibreOffice_project/00m0$Build-3</meta:generator>
    <meta:document-statistic meta:table-count="31" meta:image-count="0" meta:object-count="0" meta:page-count="5" meta:paragraph-count="350" meta:word-count="1070" meta:character-count="4344" meta:non-whitespace-character-count="3616"/>
  </office:meta>
</office:document-meta>
</file>